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14.66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13.86pt"/>
    </style:style>
    <style:style style:name="co7" style:family="table-column">
      <style:table-column-properties fo:break-before="auto" style:column-width="84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style:font-name="Arial" style:font-name-asian="DejaVu Sans" style:font-name-complex="FreeSans"/>
    </style:style>
    <style:style style:name="ce3" style:family="table-cell" style:parent-style-name="Default">
      <style:table-cell-properties fo:background-color="#ffff00"/>
      <style:text-properties style:font-name="Arial" style:font-name-asian="DejaVu Sans" style:font-name-complex="FreeSans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ext-properties style:font-name="Calibri" fo:font-size="11pt" style:font-name-asian="DejaVu Sans" style:font-size-asian="11pt" style:font-name-complex="Calibri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38.19pt" svg:y="1003.35pt">
            <loext:p draw:notify-on-update-of-ranges="Sheet1.B20:Sheet1.B20 Sheet1.I22:Sheet1.I22 Sheet1.P23:Sheet1.P23 Sheet1.W20:Sheet1.W20 Sheet1.C20:Sheet1.C20 Sheet1.J22:Sheet1.J22 Sheet1.Q23:Sheet1.Q23 Sheet1.X20:Sheet1.X20 Sheet1.D20:Sheet1.D20 Sheet1.K22:Sheet1.K22 Sheet1.R23:Sheet1.R23 Sheet1.Y20:Sheet1.Y20 Sheet1.E20:Sheet1.E20 Sheet1.L22:Sheet1.L22 Sheet1.S23:Sheet1.S23 Sheet1.Z20:Sheet1.Z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185.76pt" svg:y="1267.94pt">
            <loext:p draw:notify-on-update-of-ranges="Sheet1.D20:Sheet1.D20 Sheet1.K22:Sheet1.K22 Sheet1.R23:Sheet1.R23 Sheet1.Y20:Sheet1.Y20 Sheet1.E20:Sheet1.E20 Sheet1.L22:Sheet1.L22 Sheet1.S23:Sheet1.S23 Sheet1.Z20:Sheet1.Z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43.38pt" svg:y="1278.54pt">
            <loext:p draw:notify-on-update-of-ranges="Sheet1.B20:Sheet1.B20 Sheet1.I22:Sheet1.I22 Sheet1.P23:Sheet1.P23 Sheet1.W20:Sheet1.W20 Sheet1.C20:Sheet1.C20 Sheet1.J22:Sheet1.J22 Sheet1.Q23:Sheet1.Q23 Sheet1.X20:Sheet1.X20 Sheet1.D20:Sheet1.D20 Sheet1.K22:Sheet1.K22 Sheet1.R23:Sheet1.R23 Sheet1.Y20:Sheet1.Y20 Sheet1.E20:Sheet1.E20 Sheet1.L22:Sheet1.L22 Sheet1.S23:Sheet1.S23 Sheet1.Z20:Sheet1.Z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186.78pt" svg:y="999.13pt">
            <loext:p draw:notify-on-update-of-ranges="Sheet1.D20:Sheet1.D20 Sheet1.K22:Sheet1.K22 Sheet1.R23:Sheet1.R23 Sheet1.Y20:Sheet1.Y20 Sheet1.E20:Sheet1.E20 Sheet1.L22:Sheet1.L22 Sheet1.S23:Sheet1.S23 Sheet1.Z20:Sheet1.Z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6pt" svg:height="254.92pt" svg:x="24.8pt" svg:y="1016.53pt">
            <loext:p draw:notify-on-update-of-ranges="Sheet1.B31:Sheet1.B31 Sheet1.I33:Sheet1.I33 Sheet1.P33:Sheet1.P33 Sheet1.W30:Sheet1.W30 Sheet1.C31:Sheet1.C31 Sheet1.J33:Sheet1.J33 Sheet1.Q33:Sheet1.Q33 Sheet1.X30:Sheet1.X30 Sheet1.D31:Sheet1.D31 Sheet1.K33:Sheet1.K33 Sheet1.R33:Sheet1.R33 Sheet1.Y30:Sheet1.Y30 Sheet1.E31:Sheet1.E31 Sheet1.L33:Sheet1.L33 Sheet1.S33:Sheet1.S33 Sheet1.Z30:Sheet1.Z3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2.58pt" svg:height="254.92pt" svg:x="1323.58pt" svg:y="443.74pt">
            <loext:p draw:notify-on-update-of-ranges="Sheet1.W16:Sheet1.W19 Sheet1.X16:Sheet1.X19 Sheet1.Y16:Sheet1.Y19 Sheet1.Z16:Sheet1.Z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348.53pt" svg:y="702.62pt">
            <loext:p draw:notify-on-update-of-ranges="Sheet1.W26:Sheet1.W29 Sheet1.X26:Sheet1.X29 Sheet1.Y26:Sheet1.Y29 Sheet1.Z26:Sheet1.Z2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63pt" svg:height="254.92pt" svg:x="887.61pt" svg:y="442.63pt">
            <loext:p draw:notify-on-update-of-ranges="Sheet1.P17:Sheet1.P22 Sheet1.Q17:Sheet1.Q22 Sheet1.R17:Sheet1.R22 Sheet1.S17:Sheet1.S2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897.42pt" svg:y="702.2pt">
            <loext:p draw:notify-on-update-of-ranges="Sheet1.P27:Sheet1.P32 Sheet1.Q27:Sheet1.Q32 Sheet1.R27:Sheet1.R32 Sheet1.S27:Sheet1.S3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63pt" svg:height="254.92pt" svg:x="446.34pt" svg:y="696.5pt">
            <loext:p draw:notify-on-update-of-ranges="Sheet1.I27:Sheet1.I32 Sheet1.J27:Sheet1.J32 Sheet1.K27:Sheet1.K32 Sheet1.L27:Sheet1.L3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6pt" svg:height="254.95pt" svg:x="446.37pt" svg:y="436.28pt">
            <loext:p draw:notify-on-update-of-ranges="Sheet1.I16:Sheet1.I21 Sheet1.J16:Sheet1.J21 Sheet1.K16:Sheet1.K21 Sheet1.L16:Sheet1.L2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53.6pt" svg:height="254.92pt" svg:x="0pt" svg:y="435.2pt">
            <loext:p draw:notify-on-update-of-ranges="Sheet1.B15:Sheet1.B19 Sheet1.C15:Sheet1.C19 Sheet1.D15:Sheet1.D19 Sheet1.E15:Sheet1.E1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453.63pt" svg:height="254.95pt" svg:x="1.02pt" svg:y="701.15pt">
            <loext:p draw:notify-on-update-of-ranges="Sheet1.B26:Sheet1.B30 Sheet1.C26:Sheet1.C30 Sheet1.D26:Sheet1.D30 Sheet1.E26:Sheet1.E3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453.63pt" svg:height="254.92pt" svg:x="23.75pt" svg:y="1306.66pt">
            <loext:p draw:notify-on-update-of-ranges="Sheet1.B31:Sheet1.B31 Sheet1.I33:Sheet1.I33 Sheet1.P33:Sheet1.P33 Sheet1.W30:Sheet1.W30 Sheet1.C31:Sheet1.C31 Sheet1.J33:Sheet1.J33 Sheet1.Q33:Sheet1.Q33 Sheet1.X30:Sheet1.X30 Sheet1.D31:Sheet1.D31 Sheet1.K33:Sheet1.K33 Sheet1.R33:Sheet1.R33 Sheet1.Y30:Sheet1.Y30 Sheet1.E31:Sheet1.E31 Sheet1.L33:Sheet1.L33 Sheet1.S33:Sheet1.S33 Sheet1.Z30:Sheet1.Z3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Memb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.601" calcext:value-type="float">
            <text:p>44.601</text:p>
          </table:table-cell>
          <table:table-cell office:value-type="float" office:value="27.73" calcext:value-type="float">
            <text:p>27.73</text:p>
          </table:table-cell>
          <table:table-cell office:value-type="float" office:value="44.506" calcext:value-type="float">
            <text:p>44.506</text:p>
          </table:table-cell>
          <table:table-cell office:value-type="float" office:value="56.699" calcext:value-type="float">
            <text:p>56.699</text:p>
          </table:table-cell>
          <table:table-cell table:formula="of:=SUM([Sheet1.B15:.E15])" office:value-type="float" office:value="173.536" calcext:value-type="float">
            <text:p>173.5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.5645" calcext:value-type="float">
            <text:p>40.5645</text:p>
          </table:table-cell>
          <table:table-cell office:value-type="float" office:value="25.5688" calcext:value-type="float">
            <text:p>25.5688</text:p>
          </table:table-cell>
          <table:table-cell office:value-type="float" office:value="108.8574" calcext:value-type="float">
            <text:p>108.8574</text:p>
          </table:table-cell>
          <table:table-cell table:style-name="ce3" office:value-type="float" office:value="108.8574" calcext:value-type="float">
            <text:p>108.8574</text:p>
          </table:table-cell>
          <table:table-cell table:formula="of:=SUM([Sheet1.I15:.L15])" office:value-type="float" office:value="283.8481" calcext:value-type="float">
            <text:p>283.8481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.2698" calcext:value-type="float">
            <text:p>86.2698</text:p>
          </table:table-cell>
          <table:table-cell office:value-type="float" office:value="26.6007" calcext:value-type="float">
            <text:p>26.6007</text:p>
          </table:table-cell>
          <table:table-cell office:value-type="float" office:value="129.5357" calcext:value-type="float">
            <text:p>129.5357</text:p>
          </table:table-cell>
          <table:table-cell office:value-type="float" office:value="88.6564999999999" calcext:value-type="float">
            <text:p>88.6565</text:p>
          </table:table-cell>
          <table:table-cell table:formula="of:=SUM([Sheet1.B16:.E16])" office:value-type="float" office:value="331.0627" calcext:value-type="float">
            <text:p>331.06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.921" calcext:value-type="float">
            <text:p>19.921</text:p>
          </table:table-cell>
          <table:table-cell office:value-type="float" office:value="23.7583" calcext:value-type="float">
            <text:p>23.7583</text:p>
          </table:table-cell>
          <table:table-cell office:value-type="float" office:value="86.013" calcext:value-type="float">
            <text:p>86.013</text:p>
          </table:table-cell>
          <table:table-cell office:value-type="float" office:value="90.59442" calcext:value-type="float">
            <text:p>90.59442</text:p>
          </table:table-cell>
          <table:table-cell table:formula="of:=SUM([Sheet1.I16:.L16])" office:value-type="float" office:value="220.28672" calcext:value-type="float">
            <text:p>220.2867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41.7517" calcext:value-type="float">
            <text:p>41.7517</text:p>
          </table:table-cell>
          <table:table-cell table:style-name="ce2" office:value-type="float" office:value="30.2577" calcext:value-type="float">
            <text:p>30.2577</text:p>
          </table:table-cell>
          <table:table-cell table:number-columns-repeated="2" office:value-type="float" office:value="83.8104" calcext:value-type="float">
            <text:p>83.8104</text:p>
          </table:table-cell>
          <table:table-cell table:formula="of:=SUM([Sheet1.P16:.S16])" office:value-type="float" office:value="239.6302" calcext:value-type="float">
            <text:p>239.6302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47.198" calcext:value-type="float">
            <text:p>47.198</text:p>
          </table:table-cell>
          <table:table-cell table:style-name="ce2" office:value-type="float" office:value="21.408" calcext:value-type="float">
            <text:p>21.408</text:p>
          </table:table-cell>
          <table:table-cell table:style-name="ce2" office:value-type="float" office:value="162.962" calcext:value-type="float">
            <text:p>162.962</text:p>
          </table:table-cell>
          <table:table-cell table:style-name="ce2" office:value-type="float" office:value="87.06737" calcext:value-type="float">
            <text:p>87.06737</text:p>
          </table:table-cell>
          <table:table-cell table:formula="of:=SUM([Sheet1.W16:.Z16])" office:value-type="float" office:value="318.63537" calcext:value-type="float">
            <text:p>318.635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.2235000000001" calcext:value-type="float">
            <text:p>37.2235</text:p>
          </table:table-cell>
          <table:table-cell office:value-type="float" office:value="32.5" calcext:value-type="float">
            <text:p>32.5</text:p>
          </table:table-cell>
          <table:table-cell office:value-type="float" office:value="130.7602" calcext:value-type="float">
            <text:p>130.7602</text:p>
          </table:table-cell>
          <table:table-cell office:value-type="float" office:value="63.4430000000002" calcext:value-type="float">
            <text:p>63.443</text:p>
          </table:table-cell>
          <table:table-cell table:formula="of:=SUM([Sheet1.B17:.E17])" office:value-type="float" office:value="263.9267" calcext:value-type="float">
            <text:p>263.92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.6498" calcext:value-type="float">
            <text:p>13.6498</text:p>
          </table:table-cell>
          <table:table-cell table:style-name="ce2" office:value-type="float" office:value="15.9533" calcext:value-type="float">
            <text:p>15.9533</text:p>
          </table:table-cell>
          <table:table-cell office:value-type="float" office:value="87.2619" calcext:value-type="float">
            <text:p>87.2619</text:p>
          </table:table-cell>
          <table:table-cell office:value-type="float" office:value="113.11968" calcext:value-type="float">
            <text:p>113.11968</text:p>
          </table:table-cell>
          <table:table-cell table:formula="of:=SUM([Sheet1.I17:.L17])" office:value-type="float" office:value="229.98468" calcext:value-type="float">
            <text:p>229.98468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58.66863" calcext:value-type="float">
            <text:p>58.66863</text:p>
          </table:table-cell>
          <table:table-cell table:style-name="ce2" office:value-type="float" office:value="16.3988" calcext:value-type="float">
            <text:p>16.3988</text:p>
          </table:table-cell>
          <table:table-cell table:style-name="ce2" office:value-type="float" office:value="127.2309" calcext:value-type="float">
            <text:p>127.2309</text:p>
          </table:table-cell>
          <table:table-cell table:style-name="ce2" office:value-type="float" office:value="82.5638" calcext:value-type="float">
            <text:p>82.5638</text:p>
          </table:table-cell>
          <table:table-cell table:formula="of:=SUM([Sheet1.P17:.S17])" office:value-type="float" office:value="284.86213" calcext:value-type="float">
            <text:p>284.8621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22.00295" calcext:value-type="float">
            <text:p>22.00295</text:p>
          </table:table-cell>
          <table:table-cell table:style-name="ce2" office:value-type="float" office:value="16.251" calcext:value-type="float">
            <text:p>16.251</text:p>
          </table:table-cell>
          <table:table-cell table:style-name="ce2" office:value-type="float" office:value="74.4534" calcext:value-type="float">
            <text:p>74.4534</text:p>
          </table:table-cell>
          <table:table-cell table:style-name="ce2" office:value-type="float" office:value="71.80547" calcext:value-type="float">
            <text:p>71.80547</text:p>
          </table:table-cell>
          <table:table-cell table:formula="of:=SUM([Sheet1.W17:.Z17])" office:value-type="float" office:value="184.51282" calcext:value-type="float">
            <text:p>184.512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.4288" calcext:value-type="float">
            <text:p>71.4288</text:p>
          </table:table-cell>
          <table:table-cell office:value-type="float" office:value="55.8885" calcext:value-type="float">
            <text:p>55.8885</text:p>
          </table:table-cell>
          <table:table-cell office:value-type="float" office:value="281.5956" calcext:value-type="float">
            <text:p>281.5956</text:p>
          </table:table-cell>
          <table:table-cell office:value-type="float" office:value="225.2061" calcext:value-type="float">
            <text:p>225.2061</text:p>
          </table:table-cell>
          <table:table-cell table:formula="of:=SUM([Sheet1.B18:.E18])" office:value-type="float" office:value="634.119" calcext:value-type="float">
            <text:p>634.119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16.4503" calcext:value-type="float">
            <text:p>16.4503</text:p>
          </table:table-cell>
          <table:table-cell table:style-name="ce2" office:value-type="float" office:value="14.4999" calcext:value-type="float">
            <text:p>14.4999</text:p>
          </table:table-cell>
          <table:table-cell table:style-name="ce2" office:value-type="float" office:value="69.3649" calcext:value-type="float">
            <text:p>69.3649</text:p>
          </table:table-cell>
          <table:table-cell table:style-name="ce2" office:value-type="float" office:value="58.4197" calcext:value-type="float">
            <text:p>58.4197</text:p>
          </table:table-cell>
          <table:table-cell table:formula="of:=SUM([Sheet1.I18:.L18])" office:value-type="float" office:value="158.7348" calcext:value-type="float">
            <text:p>158.734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29.0093" calcext:value-type="float">
            <text:p>29.0093</text:p>
          </table:table-cell>
          <table:table-cell table:style-name="ce2" office:value-type="float" office:value="49.1603" calcext:value-type="float">
            <text:p>49.1603</text:p>
          </table:table-cell>
          <table:table-cell table:style-name="ce2" office:value-type="float" office:value="120.6714" calcext:value-type="float">
            <text:p>120.6714</text:p>
          </table:table-cell>
          <table:table-cell table:style-name="ce2" office:value-type="float" office:value="91.1117" calcext:value-type="float">
            <text:p>91.1117</text:p>
          </table:table-cell>
          <table:table-cell table:formula="of:=SUM([Sheet1.P18:.S18])" office:value-type="float" office:value="289.9527" calcext:value-type="float">
            <text:p>289.9527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21.09751" calcext:value-type="float">
            <text:p>21.09751</text:p>
          </table:table-cell>
          <table:table-cell table:style-name="ce2" office:value-type="float" office:value="16.95763" calcext:value-type="float">
            <text:p>16.95763</text:p>
          </table:table-cell>
          <table:table-cell table:style-name="ce2" office:value-type="float" office:value="56.4048" calcext:value-type="float">
            <text:p>56.4048</text:p>
          </table:table-cell>
          <table:table-cell table:style-name="ce2" office:value-type="float" office:value="63.9076" calcext:value-type="float">
            <text:p>63.9076</text:p>
          </table:table-cell>
          <table:table-cell table:formula="of:=SUM([Sheet1.W18:.Z18])" office:value-type="float" office:value="158.36754" calcext:value-type="float">
            <text:p>158.367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.6565000000001" calcext:value-type="float">
            <text:p>32.6565</text:p>
          </table:table-cell>
          <table:table-cell office:value-type="float" office:value="41.4964" calcext:value-type="float">
            <text:p>41.4964</text:p>
          </table:table-cell>
          <table:table-cell office:value-type="float" office:value="105.6555" calcext:value-type="float">
            <text:p>105.6555</text:p>
          </table:table-cell>
          <table:table-cell office:value-type="float" office:value="139.6341" calcext:value-type="float">
            <text:p>139.6341</text:p>
          </table:table-cell>
          <table:table-cell table:formula="of:=SUM([Sheet1.B19:.E19])" office:value-type="float" office:value="319.4425" calcext:value-type="float">
            <text:p>319.442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17.2095" calcext:value-type="float">
            <text:p>17.2095</text:p>
          </table:table-cell>
          <table:table-cell table:style-name="ce2" office:value-type="float" office:value="29.6276" calcext:value-type="float">
            <text:p>29.6276</text:p>
          </table:table-cell>
          <table:table-cell table:style-name="ce2" office:value-type="float" office:value="139.3775" calcext:value-type="float">
            <text:p>139.3775</text:p>
          </table:table-cell>
          <table:table-cell table:style-name="ce2" office:value-type="float" office:value="111.0404" calcext:value-type="float">
            <text:p>111.0404</text:p>
          </table:table-cell>
          <table:table-cell table:formula="of:=SUM([Sheet1.I19:.L19])" office:value-type="float" office:value="297.255" calcext:value-type="float">
            <text:p>297.25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36.213" calcext:value-type="float">
            <text:p>36.213</text:p>
          </table:table-cell>
          <table:table-cell table:style-name="ce2" office:value-type="float" office:value="22.4135" calcext:value-type="float">
            <text:p>22.4135</text:p>
          </table:table-cell>
          <table:table-cell table:style-name="ce2" office:value-type="float" office:value="76.8215" calcext:value-type="float">
            <text:p>76.8215</text:p>
          </table:table-cell>
          <table:table-cell table:style-name="ce2" office:value-type="float" office:value="55.2902" calcext:value-type="float">
            <text:p>55.2902</text:p>
          </table:table-cell>
          <table:table-cell table:formula="of:=SUM([Sheet1.P19:.S19])" office:value-type="float" office:value="190.7382" calcext:value-type="float">
            <text:p>190.7382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54.20073" calcext:value-type="float">
            <text:p>54.20073</text:p>
          </table:table-cell>
          <table:table-cell table:style-name="ce2" office:value-type="float" office:value="37.1223" calcext:value-type="float">
            <text:p>37.1223</text:p>
          </table:table-cell>
          <table:table-cell table:style-name="ce2" office:value-type="float" office:value="127.1752" calcext:value-type="float">
            <text:p>127.1752</text:p>
          </table:table-cell>
          <table:table-cell table:style-name="ce2" office:value-type="float" office:value="60.7675" calcext:value-type="float">
            <text:p>60.7675</text:p>
          </table:table-cell>
          <table:table-cell table:formula="of:=SUM([Sheet1.W19:.Z19])" office:value-type="float" office:value="279.26573" calcext:value-type="float">
            <text:p>279.26573</text:p>
          </table:table-cell>
        </table:table-row>
        <table:table-row table:style-name="ro1">
          <table:table-cell/>
          <table:table-cell table:formula="of:=AVERAGE([Sheet1.B15:.B19])" office:value-type="float" office:value="54.43592" calcext:value-type="float">
            <text:p>54.43592</text:p>
          </table:table-cell>
          <table:table-cell table:formula="of:=AVERAGE([Sheet1.C15:.C19])" office:value-type="float" office:value="36.84312" calcext:value-type="float">
            <text:p>36.84312</text:p>
          </table:table-cell>
          <table:table-cell table:formula="of:=AVERAGE([Sheet1.D15:.D19])" office:value-type="float" office:value="138.4106" calcext:value-type="float">
            <text:p>138.4106</text:p>
          </table:table-cell>
          <table:table-cell table:formula="of:=AVERAGE([Sheet1.E15:.E19])" office:value-type="float" office:value="114.72774" calcext:value-type="float">
            <text:p>114.72774</text:p>
          </table:table-cell>
          <table:table-cell table:formula="of:=AVERAGE([Sheet1.F15:.F19])" office:value-type="float" office:value="344.41738" calcext:value-type="float">
            <text:p>344.41738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float" office:value="59.3345" calcext:value-type="float">
            <text:p>59.3345</text:p>
          </table:table-cell>
          <table:table-cell table:style-name="ce2" office:value-type="float" office:value="16.4841" calcext:value-type="float">
            <text:p>16.4841</text:p>
          </table:table-cell>
          <table:table-cell table:style-name="ce2" office:value-type="float" office:value="109.5334" calcext:value-type="float">
            <text:p>109.5334</text:p>
          </table:table-cell>
          <table:table-cell table:style-name="ce2" office:value-type="float" office:value="83.165" calcext:value-type="float">
            <text:p>83.165</text:p>
          </table:table-cell>
          <table:table-cell table:formula="of:=SUM([Sheet1.I20:.L20])" office:value-type="float" office:value="268.517" calcext:value-type="float">
            <text:p>268.51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21.4411" calcext:value-type="float">
            <text:p>21.4411</text:p>
          </table:table-cell>
          <table:table-cell table:style-name="ce2" office:value-type="float" office:value="17.1868" calcext:value-type="float">
            <text:p>17.1868</text:p>
          </table:table-cell>
          <table:table-cell table:style-name="ce2" office:value-type="float" office:value="86.8132" calcext:value-type="float">
            <text:p>86.8132</text:p>
          </table:table-cell>
          <table:table-cell table:style-name="ce2" office:value-type="float" office:value="61.2443" calcext:value-type="float">
            <text:p>61.2443</text:p>
          </table:table-cell>
          <table:table-cell table:formula="of:=SUM([Sheet1.P20:.S20])" office:value-type="float" office:value="186.6854" calcext:value-type="float">
            <text:p>186.6854</text:p>
          </table:table-cell>
          <table:table-cell table:number-columns-repeated="2"/>
          <table:table-cell table:formula="of:=AVERAGE([Sheet1.W16:.W19])" office:value-type="float" office:value="36.1247975" calcext:value-type="float">
            <text:p>36.1247975</text:p>
          </table:table-cell>
          <table:table-cell table:formula="of:=AVERAGE([Sheet1.X16:.X19])" office:value-type="float" office:value="22.9347325" calcext:value-type="float">
            <text:p>22.9347325</text:p>
          </table:table-cell>
          <table:table-cell table:formula="of:=AVERAGE([Sheet1.Y16:.Y19])" office:value-type="float" office:value="105.24885" calcext:value-type="float">
            <text:p>105.24885</text:p>
          </table:table-cell>
          <table:table-cell table:formula="of:=AVERAGE([Sheet1.Z16:.Z19])" office:value-type="float" office:value="70.886985" calcext:value-type="float">
            <text:p>70.886985</text:p>
          </table:table-cell>
          <table:table-cell table:formula="of:=AVERAGE([Sheet1.AA16:.AA19])" office:value-type="float" office:value="235.195365" calcext:value-type="float">
            <text:p>235.195365</text:p>
          </table:table-cell>
        </table:table-row>
        <table:table-row table:style-name="ro1">
          <table:table-cell table:number-columns-repeated="3"/>
          <table:table-cell table:formula="of:=[Sheet1.D20]/[Sheet1.E20]" office:value-type="float" office:value="1.20642662358729" calcext:value-type="float">
            <text:p>1.206426623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2" office:value-type="float" office:value="35.49839" calcext:value-type="float">
            <text:p>35.49839</text:p>
          </table:table-cell>
          <table:table-cell table:style-name="ce2" office:value-type="float" office:value="34.55538" calcext:value-type="float">
            <text:p>34.55538</text:p>
          </table:table-cell>
          <table:table-cell table:style-name="ce2" office:value-type="float" office:value="99.4809" calcext:value-type="float">
            <text:p>99.4809</text:p>
          </table:table-cell>
          <table:table-cell table:style-name="ce2" office:value-type="float" office:value="93.1132" calcext:value-type="float">
            <text:p>93.1132</text:p>
          </table:table-cell>
          <table:table-cell table:formula="of:=SUM([Sheet1.I21:.L21])" office:value-type="float" office:value="262.64787" calcext:value-type="float">
            <text:p>262.64787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" office:value-type="float" office:value="20.20286" calcext:value-type="float">
            <text:p>20.20286</text:p>
          </table:table-cell>
          <table:table-cell table:style-name="ce2" office:value-type="float" office:value="25.701" calcext:value-type="float">
            <text:p>25.701</text:p>
          </table:table-cell>
          <table:table-cell table:style-name="ce2" office:value-type="float" office:value="283.4138" calcext:value-type="float">
            <text:p>283.4138</text:p>
          </table:table-cell>
          <table:table-cell table:style-name="ce2" office:value-type="float" office:value="192.724" calcext:value-type="float">
            <text:p>192.724</text:p>
          </table:table-cell>
          <table:table-cell table:formula="of:=SUM([Sheet1.P21:.S21])" office:value-type="float" office:value="522.04166" calcext:value-type="float">
            <text:p>522.04166</text:p>
          </table:table-cell>
          <table:table-cell table:number-columns-repeated="4"/>
          <table:table-cell table:formula="of:=[Sheet1.Y20]/[Sheet1.Z20]" office:value-type="float" office:value="1.48474152201564" calcext:value-type="float">
            <text:p>1.484741522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AVERAGE([Sheet1.I16:.I21])" office:value-type="float" office:value="27.0105816666667" calcext:value-type="float">
            <text:p>27.0105816667</text:p>
          </table:table-cell>
          <table:table-cell table:formula="of:=AVERAGE([Sheet1.J16:.J21])" office:value-type="float" office:value="22.4797633333333" calcext:value-type="float">
            <text:p>22.4797633333</text:p>
          </table:table-cell>
          <table:table-cell table:formula="of:=AVERAGE([Sheet1.K16:.K21])" office:value-type="float" office:value="98.5052666666667" calcext:value-type="float">
            <text:p>98.5052666667</text:p>
          </table:table-cell>
          <table:table-cell table:formula="of:=AVERAGE([Sheet1.L16:.L21])" office:value-type="float" office:value="91.5754" calcext:value-type="float">
            <text:p>91.5754</text:p>
          </table:table-cell>
          <table:table-cell table:formula="of:=AVERAGE([Sheet1.M15:.M21])" office:value-type="float" office:value="245.89631" calcext:value-type="float">
            <text:p>245.8963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24.4088" calcext:value-type="float">
            <text:p>24.4088</text:p>
          </table:table-cell>
          <table:table-cell table:style-name="ce2" office:value-type="float" office:value="42.2601" calcext:value-type="float">
            <text:p>42.2601</text:p>
          </table:table-cell>
          <table:table-cell table:style-name="ce2" office:value-type="float" office:value="41.2966" calcext:value-type="float">
            <text:p>41.2966</text:p>
          </table:table-cell>
          <table:table-cell table:style-name="ce2" office:value-type="float" office:value="38.1163" calcext:value-type="float">
            <text:p>38.1163</text:p>
          </table:table-cell>
          <table:table-cell table:formula="of:=SUM([Sheet1.P22:.S22])" office:value-type="float" office:value="146.0818" calcext:value-type="float">
            <text:p>146.0818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Sheet1.K22]/[Sheet1.L22]" office:value-type="float" office:value="1.07567388913034" calcext:value-type="float">
            <text:p>1.0756738891</text:p>
          </table:table-cell>
          <table:table-cell table:number-columns-repeated="4"/>
          <table:table-cell table:formula="of:=AVERAGE([Sheet1.P17:.P22])" office:value-type="float" office:value="31.6572816666667" calcext:value-type="float">
            <text:p>31.6572816667</text:p>
          </table:table-cell>
          <table:table-cell table:formula="of:=AVERAGE([Sheet1.Q17:.Q22])" office:value-type="float" office:value="28.8534166666667" calcext:value-type="float">
            <text:p>28.8534166667</text:p>
          </table:table-cell>
          <table:table-cell table:formula="of:=AVERAGE([Sheet1.R17:.R22])" office:value-type="float" office:value="122.7079" calcext:value-type="float">
            <text:p>122.7079</text:p>
          </table:table-cell>
          <table:table-cell table:formula="of:=AVERAGE([Sheet1.S17:.S22])" office:value-type="float" office:value="86.8417166666667" calcext:value-type="float">
            <text:p>86.8417166667</text:p>
          </table:table-cell>
          <table:table-cell table:formula="of:=AVERAGE([Sheet1.T16:.T22])" office:value-type="float" office:value="265.713155714286" calcext:value-type="float">
            <text:p>265.7131557143</text:p>
          </table:table-cell>
          <table:table-cell table:number-columns-repeated="7"/>
        </table:table-row>
        <table:table-row table:style-name="ro1">
          <table:table-cell table:number-columns-repeated="17"/>
          <table:table-cell table:formula="of:=[Sheet1.R23]/[Sheet1.S23]" office:value-type="float" office:value="1.41300638345281" calcext:value-type="float">
            <text:p>1.413006383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4.2803805" calcext:value-type="float">
            <text:p>4.2803805</text:p>
          </table:table-cell>
          <table:table-cell table:style-name="ce2" office:value-type="float" office:value="16.95301" calcext:value-type="float">
            <text:p>16.95301</text:p>
          </table:table-cell>
          <table:table-cell table:style-name="ce2" office:value-type="float" office:value="9.070060125" calcext:value-type="float">
            <text:p>9.070060125</text:p>
          </table:table-cell>
          <table:table-cell table:style-name="ce2" office:value-type="float" office:value="8.529818625" calcext:value-type="float">
            <text:p>8.529818625</text:p>
          </table:table-cell>
          <table:table-cell table:formula="of:=SUM([Sheet1.B26:.E26])" office:value-type="float" office:value="38.83326925" calcext:value-type="float">
            <text:p>38.833269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2.150934" calcext:value-type="float">
            <text:p>2.150934</text:p>
          </table:table-cell>
          <table:table-cell table:style-name="ce2" office:value-type="float" office:value="7.16804" calcext:value-type="float">
            <text:p>7.16804</text:p>
          </table:table-cell>
          <table:table-cell table:style-name="ce2" office:value-type="float" office:value="4.013610625" calcext:value-type="float">
            <text:p>4.013610625</text:p>
          </table:table-cell>
          <table:table-cell table:style-name="ce3" office:value-type="float" office:value="4.013610625" calcext:value-type="float">
            <text:p>4.013610625</text:p>
          </table:table-cell>
          <table:table-cell table:formula="of:=SUM([Sheet1.I26:.L26])" office:value-type="float" office:value="17.34619525" calcext:value-type="float">
            <text:p>17.346195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2.619807" calcext:value-type="float">
            <text:p>2.619807</text:p>
          </table:table-cell>
          <table:table-cell table:style-name="ce2" office:value-type="float" office:value="1.576296" calcext:value-type="float">
            <text:p>1.576296</text:p>
          </table:table-cell>
          <table:table-cell table:style-name="ce2" office:value-type="float" office:value="3.5077465" calcext:value-type="float">
            <text:p>3.5077465</text:p>
          </table:table-cell>
          <table:table-cell table:style-name="ce3" office:value-type="float" office:value="3.1814095" calcext:value-type="float">
            <text:p>3.1814095</text:p>
          </table:table-cell>
          <table:table-cell table:formula="of:=SUM([Sheet1.P26:.S26])" office:value-type="float" office:value="10.885259" calcext:value-type="float">
            <text:p>10.885259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.554914" calcext:value-type="float">
            <text:p>1.554914</text:p>
          </table:table-cell>
          <table:table-cell table:style-name="ce2" office:value-type="float" office:value="3.538198" calcext:value-type="float">
            <text:p>3.538198</text:p>
          </table:table-cell>
          <table:table-cell table:style-name="ce2" office:value-type="float" office:value="2.38996525" calcext:value-type="float">
            <text:p>2.38996525</text:p>
          </table:table-cell>
          <table:table-cell table:style-name="ce2" office:value-type="float" office:value="2.11079225" calcext:value-type="float">
            <text:p>2.11079225</text:p>
          </table:table-cell>
          <table:table-cell table:formula="of:=SUM([Sheet1.W26:.Z26])" office:value-type="float" office:value="9.5938695" calcext:value-type="float">
            <text:p>9.59386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3.86967" calcext:value-type="float">
            <text:p>3.86967</text:p>
          </table:table-cell>
          <table:table-cell table:style-name="ce2" office:value-type="float" office:value="6.642847" calcext:value-type="float">
            <text:p>6.642847</text:p>
          </table:table-cell>
          <table:table-cell table:style-name="ce2" office:value-type="float" office:value="7.381541125" calcext:value-type="float">
            <text:p>7.381541125</text:p>
          </table:table-cell>
          <table:table-cell table:style-name="ce2" office:value-type="float" office:value="5.70552475" calcext:value-type="float">
            <text:p>5.70552475</text:p>
          </table:table-cell>
          <table:table-cell table:formula="of:=SUM([Sheet1.B27:.E27])" office:value-type="float" office:value="23.599582875" calcext:value-type="float">
            <text:p>23.599582875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.923633" calcext:value-type="float">
            <text:p>1.923633</text:p>
          </table:table-cell>
          <table:table-cell table:style-name="ce2" office:value-type="float" office:value="11.75348" calcext:value-type="float">
            <text:p>11.75348</text:p>
          </table:table-cell>
          <table:table-cell table:style-name="ce2" office:value-type="float" office:value="3.251325575" calcext:value-type="float">
            <text:p>3.251325575</text:p>
          </table:table-cell>
          <table:table-cell table:style-name="ce2" office:value-type="float" office:value="3.595758" calcext:value-type="float">
            <text:p>3.595758</text:p>
          </table:table-cell>
          <table:table-cell table:formula="of:=SUM([Sheet1.I27:.L27])" office:value-type="float" office:value="20.524196575" calcext:value-type="float">
            <text:p>20.524196575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0.867342" calcext:value-type="float">
            <text:p>0.867342</text:p>
          </table:table-cell>
          <table:table-cell table:style-name="ce2" office:value-type="float" office:value="3.243309" calcext:value-type="float">
            <text:p>3.243309</text:p>
          </table:table-cell>
          <table:table-cell table:style-name="ce2" office:value-type="float" office:value="2.972291" calcext:value-type="float">
            <text:p>2.972291</text:p>
          </table:table-cell>
          <table:table-cell table:style-name="ce2" office:value-type="float" office:value="3.701374375" calcext:value-type="float">
            <text:p>3.701374375</text:p>
          </table:table-cell>
          <table:table-cell table:formula="of:=SUM([Sheet1.P27:.S27])" office:value-type="float" office:value="10.784316375" calcext:value-type="float">
            <text:p>10.78431637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1.4022025" calcext:value-type="float">
            <text:p>1.4022025</text:p>
          </table:table-cell>
          <table:table-cell table:style-name="ce2" office:value-type="float" office:value="4.50141" calcext:value-type="float">
            <text:p>4.50141</text:p>
          </table:table-cell>
          <table:table-cell table:style-name="ce2" office:value-type="float" office:value="3.33753925" calcext:value-type="float">
            <text:p>3.33753925</text:p>
          </table:table-cell>
          <table:table-cell table:style-name="ce2" office:value-type="float" office:value="2.2889878875" calcext:value-type="float">
            <text:p>2.2889878875</text:p>
          </table:table-cell>
          <table:table-cell table:formula="of:=SUM([Sheet1.W27:.Z27])" office:value-type="float" office:value="11.5301396375" calcext:value-type="float">
            <text:p>11.53013963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.317529" calcext:value-type="float">
            <text:p>1.317529</text:p>
          </table:table-cell>
          <table:table-cell table:style-name="ce2" office:value-type="float" office:value="9.220284" calcext:value-type="float">
            <text:p>9.220284</text:p>
          </table:table-cell>
          <table:table-cell table:style-name="ce2" office:value-type="float" office:value="6.553977625" calcext:value-type="float">
            <text:p>6.553977625</text:p>
          </table:table-cell>
          <table:table-cell table:style-name="ce2" office:value-type="float" office:value="5.216207" calcext:value-type="float">
            <text:p>5.216207</text:p>
          </table:table-cell>
          <table:table-cell table:formula="of:=SUM([Sheet1.B28:.E28])" office:value-type="float" office:value="22.307997625" calcext:value-type="float">
            <text:p>22.3079976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3.004579" calcext:value-type="float">
            <text:p>3.004579</text:p>
          </table:table-cell>
          <table:table-cell table:style-name="ce2" office:value-type="float" office:value="4.069859" calcext:value-type="float">
            <text:p>4.069859</text:p>
          </table:table-cell>
          <table:table-cell table:style-name="ce2" office:value-type="float" office:value="4.849438875" calcext:value-type="float">
            <text:p>4.849438875</text:p>
          </table:table-cell>
          <table:table-cell table:style-name="ce2" office:value-type="float" office:value="4.512302825" calcext:value-type="float">
            <text:p>4.512302825</text:p>
          </table:table-cell>
          <table:table-cell table:formula="of:=SUM([Sheet1.I28:.L28])" office:value-type="float" office:value="16.4361797" calcext:value-type="float">
            <text:p>16.436179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2.35932" calcext:value-type="float">
            <text:p>2.35932</text:p>
          </table:table-cell>
          <table:table-cell table:style-name="ce2" office:value-type="float" office:value="4.060901" calcext:value-type="float">
            <text:p>4.060901</text:p>
          </table:table-cell>
          <table:table-cell table:style-name="ce2" office:value-type="float" office:value="3.9785115" calcext:value-type="float">
            <text:p>3.9785115</text:p>
          </table:table-cell>
          <table:table-cell table:style-name="ce2" office:value-type="float" office:value="3.410890875" calcext:value-type="float">
            <text:p>3.410890875</text:p>
          </table:table-cell>
          <table:table-cell table:formula="of:=SUM([Sheet1.P28:.S28])" office:value-type="float" office:value="13.809623375" calcext:value-type="float">
            <text:p>13.809623375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3.1454575" calcext:value-type="float">
            <text:p>3.1454575</text:p>
          </table:table-cell>
          <table:table-cell table:style-name="ce2" office:value-type="float" office:value="6.065219" calcext:value-type="float">
            <text:p>6.065219</text:p>
          </table:table-cell>
          <table:table-cell table:style-name="ce2" office:value-type="float" office:value="3.023767" calcext:value-type="float">
            <text:p>3.023767</text:p>
          </table:table-cell>
          <table:table-cell table:style-name="ce2" office:value-type="float" office:value="3.2575605" calcext:value-type="float">
            <text:p>3.2575605</text:p>
          </table:table-cell>
          <table:table-cell table:formula="of:=SUM([Sheet1.W28:.Z28])" office:value-type="float" office:value="15.492004" calcext:value-type="float">
            <text:p>15.4920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4.0249215" calcext:value-type="float">
            <text:p>4.0249215</text:p>
          </table:table-cell>
          <table:table-cell table:style-name="ce2" office:value-type="float" office:value="8.576299" calcext:value-type="float">
            <text:p>8.576299</text:p>
          </table:table-cell>
          <table:table-cell table:style-name="ce2" office:value-type="float" office:value="3.3415055" calcext:value-type="float">
            <text:p>3.3415055</text:p>
          </table:table-cell>
          <table:table-cell table:style-name="ce2" office:value-type="float" office:value="3.299659" calcext:value-type="float">
            <text:p>3.299659</text:p>
          </table:table-cell>
          <table:table-cell table:formula="of:=SUM([Sheet1.B29:.E29])" office:value-type="float" office:value="19.242385" calcext:value-type="float">
            <text:p>19.242385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2.1928545" calcext:value-type="float">
            <text:p>2.1928545</text:p>
          </table:table-cell>
          <table:table-cell table:style-name="ce2" office:value-type="float" office:value="5.547572" calcext:value-type="float">
            <text:p>5.547572</text:p>
          </table:table-cell>
          <table:table-cell table:style-name="ce2" office:value-type="float" office:value="6.0378925" calcext:value-type="float">
            <text:p>6.0378925</text:p>
          </table:table-cell>
          <table:table-cell table:style-name="ce2" office:value-type="float" office:value="4.339551" calcext:value-type="float">
            <text:p>4.339551</text:p>
          </table:table-cell>
          <table:table-cell table:formula="of:=SUM([Sheet1.I29:.L29])" office:value-type="float" office:value="18.11787" calcext:value-type="float">
            <text:p>18.1178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2.2592535" calcext:value-type="float">
            <text:p>2.2592535</text:p>
          </table:table-cell>
          <table:table-cell table:style-name="ce2" office:value-type="float" office:value="3.317118" calcext:value-type="float">
            <text:p>3.317118</text:p>
          </table:table-cell>
          <table:table-cell table:style-name="ce2" office:value-type="float" office:value="4.44014875" calcext:value-type="float">
            <text:p>4.44014875</text:p>
          </table:table-cell>
          <table:table-cell table:style-name="ce2" office:value-type="float" office:value="4.628315625" calcext:value-type="float">
            <text:p>4.628315625</text:p>
          </table:table-cell>
          <table:table-cell table:formula="of:=SUM([Sheet1.P29:.S29])" office:value-type="float" office:value="14.644835875" calcext:value-type="float">
            <text:p>14.64483587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1.623129" calcext:value-type="float">
            <text:p>1.623129</text:p>
          </table:table-cell>
          <table:table-cell table:style-name="ce2" office:value-type="float" office:value="2.768127" calcext:value-type="float">
            <text:p>2.768127</text:p>
          </table:table-cell>
          <table:table-cell table:style-name="ce2" office:value-type="float" office:value="1.7761807375" calcext:value-type="float">
            <text:p>1.7761807375</text:p>
          </table:table-cell>
          <table:table-cell table:style-name="ce2" office:value-type="float" office:value="1.903549325" calcext:value-type="float">
            <text:p>1.903549325</text:p>
          </table:table-cell>
          <table:table-cell table:formula="of:=SUM([Sheet1.W29:.Z29])" office:value-type="float" office:value="8.0709860625" calcext:value-type="float">
            <text:p>8.07098606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4.4561235" calcext:value-type="float">
            <text:p>4.4561235</text:p>
          </table:table-cell>
          <table:table-cell table:style-name="ce2" office:value-type="float" office:value="9.002918" calcext:value-type="float">
            <text:p>9.002918</text:p>
          </table:table-cell>
          <table:table-cell table:style-name="ce2" office:value-type="float" office:value="7.648324125" calcext:value-type="float">
            <text:p>7.648324125</text:p>
          </table:table-cell>
          <table:table-cell table:style-name="ce2" office:value-type="float" office:value="8.455383125" calcext:value-type="float">
            <text:p>8.455383125</text:p>
          </table:table-cell>
          <table:table-cell table:formula="of:=SUM([Sheet1.B30:.E30])" office:value-type="float" office:value="29.56274875" calcext:value-type="float">
            <text:p>29.5627487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2.5768675" calcext:value-type="float">
            <text:p>2.5768675</text:p>
          </table:table-cell>
          <table:table-cell table:style-name="ce2" office:value-type="float" office:value="8.645294" calcext:value-type="float">
            <text:p>8.645294</text:p>
          </table:table-cell>
          <table:table-cell table:style-name="ce2" office:value-type="float" office:value="4.726371375" calcext:value-type="float">
            <text:p>4.726371375</text:p>
          </table:table-cell>
          <table:table-cell table:style-name="ce2" office:value-type="float" office:value="3.707838875" calcext:value-type="float">
            <text:p>3.707838875</text:p>
          </table:table-cell>
          <table:table-cell table:formula="of:=SUM([Sheet1.I30:.L30])" office:value-type="float" office:value="19.65637175" calcext:value-type="float">
            <text:p>19.6563717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1.300738" calcext:value-type="float">
            <text:p>1.300738</text:p>
          </table:table-cell>
          <table:table-cell table:style-name="ce2" office:value-type="float" office:value="3.357939" calcext:value-type="float">
            <text:p>3.357939</text:p>
          </table:table-cell>
          <table:table-cell table:style-name="ce2" office:value-type="float" office:value="3.179115575" calcext:value-type="float">
            <text:p>3.179115575</text:p>
          </table:table-cell>
          <table:table-cell table:style-name="ce2" office:value-type="float" office:value="4.2478688625" calcext:value-type="float">
            <text:p>4.2478688625</text:p>
          </table:table-cell>
          <table:table-cell table:formula="of:=SUM([Sheet1.P30:.S30])" office:value-type="float" office:value="12.0856614375" calcext:value-type="float">
            <text:p>12.0856614375</text:p>
          </table:table-cell>
          <table:table-cell table:number-columns-repeated="2"/>
          <table:table-cell table:formula="of:=AVERAGE([Sheet1.W26:.W29])" office:value-type="float" office:value="1.93142575" calcext:value-type="float">
            <text:p>1.93142575</text:p>
          </table:table-cell>
          <table:table-cell table:formula="of:=AVERAGE([Sheet1.X26:.X29])" office:value-type="float" office:value="4.2182385" calcext:value-type="float">
            <text:p>4.2182385</text:p>
          </table:table-cell>
          <table:table-cell table:formula="of:=AVERAGE([Sheet1.Y26:.Y29])" office:value-type="float" office:value="2.631863059375" calcext:value-type="float">
            <text:p>2.6318630594</text:p>
          </table:table-cell>
          <table:table-cell table:formula="of:=AVERAGE([Sheet1.Z26:.Z29])" office:value-type="float" office:value="2.390222490625" calcext:value-type="float">
            <text:p>2.3902224906</text:p>
          </table:table-cell>
          <table:table-cell table:formula="of:=AVERAGE([Sheet1.AA26:.AA29])" office:value-type="float" office:value="11.1717498" calcext:value-type="float">
            <text:p>11.1717498</text:p>
          </table:table-cell>
        </table:table-row>
        <table:table-row table:style-name="ro1">
          <table:table-cell/>
          <table:table-cell table:formula="of:=AVERAGE([Sheet1.B26:.B30])" office:value-type="float" office:value="3.5897249" calcext:value-type="float">
            <text:p>3.5897249</text:p>
          </table:table-cell>
          <table:table-cell table:formula="of:=AVERAGE([Sheet1.C26:.C30])" office:value-type="float" office:value="10.0790716" calcext:value-type="float">
            <text:p>10.0790716</text:p>
          </table:table-cell>
          <table:table-cell table:formula="of:=AVERAGE([Sheet1.D26:.D30])" office:value-type="float" office:value="6.7990817" calcext:value-type="float">
            <text:p>6.7990817</text:p>
          </table:table-cell>
          <table:table-cell table:formula="of:=AVERAGE([Sheet1.E26:.E30])" office:value-type="float" office:value="6.2413185" calcext:value-type="float">
            <text:p>6.2413185</text:p>
          </table:table-cell>
          <table:table-cell table:formula="of:=AVERAGE([Sheet1.F26:.F30])" office:value-type="float" office:value="26.7091967" calcext:value-type="float">
            <text:p>26.7091967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float" office:value="4.601643" calcext:value-type="float">
            <text:p>4.601643</text:p>
          </table:table-cell>
          <table:table-cell table:style-name="ce2" office:value-type="float" office:value="8.891509" calcext:value-type="float">
            <text:p>8.891509</text:p>
          </table:table-cell>
          <table:table-cell table:style-name="ce2" office:value-type="float" office:value="5.07176175" calcext:value-type="float">
            <text:p>5.07176175</text:p>
          </table:table-cell>
          <table:table-cell table:style-name="ce2" office:value-type="float" office:value="5.540681" calcext:value-type="float">
            <text:p>5.540681</text:p>
          </table:table-cell>
          <table:table-cell table:formula="of:=SUM([Sheet1.I31:.L31])" office:value-type="float" office:value="24.10559475" calcext:value-type="float">
            <text:p>24.1055947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AVERAGE([Sheet1.P30:.Q30])" office:value-type="float" office:value="2.3293385" calcext:value-type="float">
            <text:p>2.3293385</text:p>
          </table:table-cell>
          <table:table-cell table:style-name="ce2" office:value-type="float" office:value="4.309965" calcext:value-type="float">
            <text:p>4.309965</text:p>
          </table:table-cell>
          <table:table-cell table:style-name="ce2" office:value-type="float" office:value="2.6522025375" calcext:value-type="float">
            <text:p>2.6522025375</text:p>
          </table:table-cell>
          <table:table-cell table:style-name="ce2" office:value-type="float" office:value="2.95349675" calcext:value-type="float">
            <text:p>2.95349675</text:p>
          </table:table-cell>
          <table:table-cell table:formula="of:=SUM([Sheet1.P31:.S31])" office:value-type="float" office:value="12.2450027875" calcext:value-type="float">
            <text:p>12.2450027875</text:p>
          </table:table-cell>
          <table:table-cell table:number-columns-repeated="4"/>
          <table:table-cell table:formula="of:=[Sheet1.Y30]/[Sheet1.Z30]" office:value-type="float" office:value="1.10109542927396" calcext:value-type="float">
            <text:p>1.101095429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Sheet1.D31]/[Sheet1.E31]" office:value-type="float" office:value="1.08936624528936" calcext:value-type="float">
            <text:p>1.089366245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2" office:value-type="float" office:value="1.390942" calcext:value-type="float">
            <text:p>1.390942</text:p>
          </table:table-cell>
          <table:table-cell table:style-name="ce2" office:value-type="float" office:value="4.142436" calcext:value-type="float">
            <text:p>4.142436</text:p>
          </table:table-cell>
          <table:table-cell table:style-name="ce2" office:value-type="float" office:value="4.69978675" calcext:value-type="float">
            <text:p>4.69978675</text:p>
          </table:table-cell>
          <table:table-cell table:style-name="ce2" office:value-type="float" office:value="4.160006" calcext:value-type="float">
            <text:p>4.160006</text:p>
          </table:table-cell>
          <table:table-cell table:formula="of:=SUM([Sheet1.I32:.L32])" office:value-type="float" office:value="14.39317075" calcext:value-type="float">
            <text:p>14.3931707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2.187007" calcext:value-type="float">
            <text:p>2.187007</text:p>
          </table:table-cell>
          <table:table-cell table:style-name="ce2" office:value-type="float" office:value="8.903512" calcext:value-type="float">
            <text:p>8.903512</text:p>
          </table:table-cell>
          <table:table-cell table:style-name="ce2" office:value-type="float" office:value="4.778646875" calcext:value-type="float">
            <text:p>4.778646875</text:p>
          </table:table-cell>
          <table:table-cell table:style-name="ce2" office:value-type="float" office:value="4.583976" calcext:value-type="float">
            <text:p>4.583976</text:p>
          </table:table-cell>
          <table:table-cell table:formula="of:=SUM([Sheet1.P32:.S32])" office:value-type="float" office:value="20.453141875" calcext:value-type="float">
            <text:p>20.453141875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AVERAGE([Sheet1.I27:.I32])" office:value-type="float" office:value="2.6150865" calcext:value-type="float">
            <text:p>2.6150865</text:p>
          </table:table-cell>
          <table:table-cell table:formula="of:=AVERAGE([Sheet1.J27:.J32])" office:value-type="float" office:value="7.175025" calcext:value-type="float">
            <text:p>7.175025</text:p>
          </table:table-cell>
          <table:table-cell table:formula="of:=AVERAGE([Sheet1.K27:.K32])" office:value-type="float" office:value="4.77276280416667" calcext:value-type="float">
            <text:p>4.7727628042</text:p>
          </table:table-cell>
          <table:table-cell table:formula="of:=AVERAGE([Sheet1.L27:.L32])" office:value-type="float" office:value="4.30935628333333" calcext:value-type="float">
            <text:p>4.3093562833</text:p>
          </table:table-cell>
          <table:table-cell table:formula="of:=AVERAGE([Sheet1.M26:.M32])" office:value-type="float" office:value="18.6542255392857" calcext:value-type="float">
            <text:p>18.6542255393</text:p>
          </table:table-cell>
          <table:table-cell table:number-columns-repeated="2"/>
          <table:table-cell table:formula="of:=AVERAGE([Sheet1.P27:.P32])" office:value-type="float" office:value="1.88383316666667" calcext:value-type="float">
            <text:p>1.8838331667</text:p>
          </table:table-cell>
          <table:table-cell table:formula="of:=AVERAGE([Sheet1.Q27:.Q32])" office:value-type="float" office:value="4.532124" calcext:value-type="float">
            <text:p>4.532124</text:p>
          </table:table-cell>
          <table:table-cell table:formula="of:=AVERAGE([Sheet1.R27:.R32])" office:value-type="float" office:value="3.66681937291667" calcext:value-type="float">
            <text:p>3.6668193729</text:p>
          </table:table-cell>
          <table:table-cell table:formula="of:=AVERAGE([Sheet1.S27:.S32])" office:value-type="float" office:value="3.92098708125" calcext:value-type="float">
            <text:p>3.9209870813</text:p>
          </table:table-cell>
          <table:table-cell table:formula="of:=AVERAGE([Sheet1.T26:.T32])" office:value-type="float" office:value="13.5582629607143" calcext:value-type="float">
            <text:p>13.5582629607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Sheet1.K33]/[Sheet1.L33]" office:value-type="float" office:value="1.10753497514828" calcext:value-type="float">
            <text:p>1.1075349751</text:p>
          </table:table-cell>
          <table:table-cell table:number-columns-repeated="6"/>
          <table:table-cell table:formula="of:=[Sheet1.R33]/[Sheet1.S33]" office:value-type="float" office:value="0.935177621586984" calcext:value-type="float">
            <text:p>0.9351776216</text:p>
          </table:table-cell>
          <table:table-cell table:number-columns-repeated="9"/>
        </table:table-row>
        <table:table-row table:style-name="ro1" table:number-rows-repeated="43">
          <table:table-cell table:number-columns-repeated="27"/>
        </table:table-row>
        <table:table-row table:style-name="ro1">
          <table:table-cell/>
          <table:table-cell office:value-type="float" office:value="54.43592" calcext:value-type="float">
            <text:p>54.43592</text:p>
          </table:table-cell>
          <table:table-cell office:value-type="float" office:value="36.84312" calcext:value-type="float">
            <text:p>36.84312</text:p>
          </table:table-cell>
          <table:table-cell office:value-type="float" office:value="174.63184" calcext:value-type="float">
            <text:p>174.63184</text:p>
          </table:table-cell>
          <table:table-cell office:value-type="float" office:value="125.27034" calcext:value-type="float">
            <text:p>125.27034</text:p>
          </table:table-cell>
          <table:table-cell office:value-type="float" office:value="391.18122" calcext:value-type="float">
            <text:p>391.1812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8.9468557142857" calcext:value-type="float">
            <text:p>28.9468557143</text:p>
          </table:table-cell>
          <table:table-cell office:value-type="float" office:value="22.9210542857143" calcext:value-type="float">
            <text:p>22.9210542857</text:p>
          </table:table-cell>
          <table:table-cell office:value-type="float" office:value="113.466528571429" calcext:value-type="float">
            <text:p>113.4665285714</text:p>
          </table:table-cell>
          <table:table-cell office:value-type="float" office:value="94.0442571428571" calcext:value-type="float">
            <text:p>94.0442571429</text:p>
          </table:table-cell>
          <table:table-cell office:value-type="float" office:value="259.378695714286" calcext:value-type="float">
            <text:p>259.378695714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3.0993414285714" calcext:value-type="float">
            <text:p>33.0993414286</text:p>
          </table:table-cell>
          <table:table-cell office:value-type="float" office:value="29.0540285714286" calcext:value-type="float">
            <text:p>29.0540285714</text:p>
          </table:table-cell>
          <table:table-cell office:value-type="float" office:value="132.756657142857" calcext:value-type="float">
            <text:p>132.7566571429</text:p>
          </table:table-cell>
          <table:table-cell office:value-type="float" office:value="104.423828571429" calcext:value-type="float">
            <text:p>104.4238285714</text:p>
          </table:table-cell>
          <table:table-cell office:value-type="float" office:value="299.333855714286" calcext:value-type="float">
            <text:p>299.333855714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6.1247975" calcext:value-type="float">
            <text:p>36.1247975</text:p>
          </table:table-cell>
          <table:table-cell office:value-type="float" office:value="22.9347325" calcext:value-type="float">
            <text:p>22.9347325</text:p>
          </table:table-cell>
          <table:table-cell office:value-type="float" office:value="105.24885" calcext:value-type="float">
            <text:p>105.24885</text:p>
          </table:table-cell>
          <table:table-cell office:value-type="float" office:value="75.599735" calcext:value-type="float">
            <text:p>75.599735</text:p>
          </table:table-cell>
          <table:table-cell office:value-type="float" office:value="239.908115" calcext:value-type="float">
            <text:p>239.908115</text:p>
          </table:table-cell>
          <table:table-cell table:number-columns-repeated="21"/>
        </table:table-row>
      </table:table>
      <table:table table:name="WorkLoad_User" table:style-name="ta1">
        <table:table-column table:style-name="co1" table:number-columns-repeated="9" table:default-cell-style-name="Default"/>
        <table:table-column table:style-name="co1" table:number-columns-repeated="5" table:default-cell-style-name="ce5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roup ID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%</text:p>
          </table:table-cell>
          <table:table-cell table:number-columns-repeated="3"/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39" calcext:value-type="float">
            <text:p>1739</text:p>
          </table:table-cell>
          <table:table-cell office:value-type="float" office:value="1421" calcext:value-type="float">
            <text:p>1421</text:p>
          </table:table-cell>
          <table:table-cell table:formula="of:=[WorkLoad_User.E2]/[WorkLoad_User.D2]" office:value-type="float" office:value="0.817136285221392" calcext:value-type="float">
            <text:p>0.8171362852</text:p>
          </table:table-cell>
          <table:table-cell table:number-columns-repeated="3"/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47" calcext:value-type="float">
            <text:p>2547</text:p>
          </table:table-cell>
          <table:table-cell office:value-type="float" office:value="1799" calcext:value-type="float">
            <text:p>1799</text:p>
          </table:table-cell>
          <table:table-cell table:formula="of:=[WorkLoad_User.E3]/[WorkLoad_User.D3]" office:value-type="float" office:value="0.706321162151551" calcext:value-type="float">
            <text:p>0.7063211622</text:p>
          </table:table-cell>
          <table:table-cell table:number-columns-repeated="3"/>
          <table:table-cell table:style-name="Default" table:number-columns-repeated="4"/>
          <table:table-cell table:style-name="ce4"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93" calcext:value-type="float">
            <text:p>1493</text:p>
          </table:table-cell>
          <table:table-cell office:value-type="float" office:value="861" calcext:value-type="float">
            <text:p>861</text:p>
          </table:table-cell>
          <table:table-cell table:formula="of:=[WorkLoad_User.E4]/[WorkLoad_User.D4]" office:value-type="float" office:value="0.576691225720027" calcext:value-type="float">
            <text:p>0.5766912257</text:p>
          </table:table-cell>
          <table:table-cell table:number-columns-repeated="3"/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32" calcext:value-type="float">
            <text:p>1132</text:p>
          </table:table-cell>
          <table:table-cell office:value-type="float" office:value="704" calcext:value-type="float">
            <text:p>704</text:p>
          </table:table-cell>
          <table:table-cell table:formula="of:=[WorkLoad_User.E5]/[WorkLoad_User.D5]" office:value-type="float" office:value="0.621908127208481" calcext:value-type="float">
            <text:p>0.6219081272</text:p>
          </table:table-cell>
          <table:table-cell table:number-columns-repeated="3"/>
          <table:table-cell table:style-name="Default" table:number-columns-repeated="5"/>
          <table:table-cell table:number-columns-repeated="6"/>
        </table:table-row>
        <table:table-row table:style-name="ro1" table:number-rows-repeated="4">
          <table:table-cell table:number-columns-repeated="9"/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Group ID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dle Task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table:formula="of:=[.A2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68" calcext:value-type="float">
            <text:p>68</text:p>
          </table:table-cell>
          <table:table-cell office:value-type="float" office:value="256" calcext:value-type="float">
            <text:p>256</text:p>
          </table:table-cell>
          <table:table-cell table:formula="of:=SUM([WorkLoad_User.D11:.G11])" office:value-type="float" office:value="828" calcext:value-type="float">
            <text:p>828</text:p>
          </table:table-cell>
          <table:table-cell/>
          <table:table-cell table:formula="of:=([WorkLoad_User.D11]-0)/([WorkLoad_User.D2]-0)" office:value-type="float" office:value="0.142610695802185" calcext:value-type="float">
            <text:p>0.1426106958</text:p>
          </table:table-cell>
          <table:table-cell table:formula="of:=([WorkLoad_User.E11]-0)/([WorkLoad_User.D2]-0)" office:value-type="float" office:value="0.147211040828062" calcext:value-type="float">
            <text:p>0.1472110408</text:p>
          </table:table-cell>
          <table:table-cell table:formula="of:=([WorkLoad_User.F11]-0)/([WorkLoad_User.D2]-0)" office:value-type="float" office:value="0.039102932719954" calcext:value-type="float">
            <text:p>0.0391029327</text:p>
          </table:table-cell>
          <table:table-cell table:formula="of:=([WorkLoad_User.G11]-0)/([WorkLoad_User.D2]-0)" office:value-type="float" office:value="0.147211040828062" calcext:value-type="float">
            <text:p>0.1472110408</text:p>
          </table:table-cell>
          <table:table-cell table:formula="of:=([WorkLoad_User.H11]-0)/([WorkLoad_User.D2]-0)" office:value-type="float" office:value="0.476135710178263" calcext:value-type="float">
            <text:p>0.476135710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328" calcext:value-type="float">
            <text:p>328</text:p>
          </table:table-cell>
          <table:table-cell office:value-type="float" office:value="47" calcext:value-type="float">
            <text:p>47</text:p>
          </table:table-cell>
          <table:table-cell office:value-type="float" office:value="328" calcext:value-type="float">
            <text:p>328</text:p>
          </table:table-cell>
          <table:table-cell table:formula="of:=SUM([WorkLoad_User.D12:.G12])" office:value-type="float" office:value="885" calcext:value-type="float">
            <text:p>885</text:p>
          </table:table-cell>
          <table:table-cell/>
          <table:table-cell table:formula="of:=([WorkLoad_User.D12]-0)/([WorkLoad_User.D2]-0)" office:value-type="float" office:value="0.1046578493387" calcext:value-type="float">
            <text:p>0.1046578493</text:p>
          </table:table-cell>
          <table:table-cell table:formula="of:=([WorkLoad_User.E12]-0)/([WorkLoad_User.D2]-0)" office:value-type="float" office:value="0.188614146060955" calcext:value-type="float">
            <text:p>0.1886141461</text:p>
          </table:table-cell>
          <table:table-cell table:formula="of:=([WorkLoad_User.F12]-0)/([WorkLoad_User.D2]-0)" office:value-type="float" office:value="0.027027027027027" calcext:value-type="float">
            <text:p>0.027027027</text:p>
          </table:table-cell>
          <table:table-cell table:formula="of:=([WorkLoad_User.G12]-0)/([WorkLoad_User.D2]-0)" office:value-type="float" office:value="0.188614146060955" calcext:value-type="float">
            <text:p>0.1886141461</text:p>
          </table:table-cell>
          <table:table-cell table:formula="of:=([WorkLoad_User.H12]-0)/([WorkLoad_User.D2]-0)" office:value-type="float" office:value="0.508913168487637" calcext:value-type="float">
            <text:p>0.508913168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table:formula="of:=SUM([WorkLoad_User.D13:.G13])" office:value-type="float" office:value="748" calcext:value-type="float">
            <text:p>748</text:p>
          </table:table-cell>
          <table:table-cell/>
          <table:table-cell table:formula="of:=([WorkLoad_User.D13]-0)/([WorkLoad_User.D2]-0)" office:value-type="float" office:value="0.090281771132835" calcext:value-type="float">
            <text:p>0.0902817711</text:p>
          </table:table-cell>
          <table:table-cell table:formula="of:=([WorkLoad_User.E13]-0)/([WorkLoad_User.D2]-0)" office:value-type="float" office:value="0.112708453133985" calcext:value-type="float">
            <text:p>0.1127084531</text:p>
          </table:table-cell>
          <table:table-cell table:formula="of:=([WorkLoad_User.F13]-0)/([WorkLoad_User.D2]-0)" office:value-type="float" office:value="0.114433582518689" calcext:value-type="float">
            <text:p>0.1144335825</text:p>
          </table:table-cell>
          <table:table-cell table:formula="of:=([WorkLoad_User.G13]-0)/([WorkLoad_User.D2]-0)" office:value-type="float" office:value="0.112708453133985" calcext:value-type="float">
            <text:p>0.1127084531</text:p>
          </table:table-cell>
          <table:table-cell table:formula="of:=([WorkLoad_User.H13]-0)/([WorkLoad_User.D2]-0)" office:value-type="float" office:value="0.430132259919494" calcext:value-type="float">
            <text:p>0.4301322599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WorkLoad_User.D14:.G14])" office:value-type="float" office:value="1110" calcext:value-type="float">
            <text:p>1110</text:p>
          </table:table-cell>
          <table:table-cell/>
          <table:table-cell table:formula="of:=([WorkLoad_User.D14]-0)/([WorkLoad_User.D2]-0)" office:value-type="float" office:value="0.538815411155837" calcext:value-type="float">
            <text:p>0.5388154112</text:p>
          </table:table-cell>
          <table:table-cell table:formula="of:=([WorkLoad_User.E14]-0)/([WorkLoad_User.D2]-0)" office:value-type="float" office:value="0.0994824611845888" calcext:value-type="float">
            <text:p>0.0994824612</text:p>
          </table:table-cell>
          <table:table-cell table:formula="of:=([WorkLoad_User.F14]-0)/([WorkLoad_User.D2]-0)" office:value-type="float" office:value="0" calcext:value-type="float">
            <text:p>0</text:p>
          </table:table-cell>
          <table:table-cell table:formula="of:=([WorkLoad_User.G14]-0)/([WorkLoad_User.D2]-0)" office:value-type="float" office:value="0" calcext:value-type="float">
            <text:p>0</text:p>
          </table:table-cell>
          <table:table-cell table:formula="of:=([WorkLoad_User.H14]-0)/([WorkLoad_User.D2]-0)" office:value-type="float" office:value="0.638297872340426" calcext:value-type="float">
            <text:p>0.6382978723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98" calcext:value-type="float">
            <text:p>598</text:p>
          </table:table-cell>
          <table:table-cell table:formula="of:=SUM([WorkLoad_User.D15:.G15])" office:value-type="float" office:value="1402" calcext:value-type="float">
            <text:p>1402</text:p>
          </table:table-cell>
          <table:table-cell/>
          <table:table-cell table:formula="of:=([WorkLoad_User.D15]-0)/([WorkLoad_User.D3]-0)" office:value-type="float" office:value="0.0698861405575187" calcext:value-type="float">
            <text:p>0.0698861406</text:p>
          </table:table-cell>
          <table:table-cell table:formula="of:=([WorkLoad_User.E15]-0)/([WorkLoad_User.D3]-0)" office:value-type="float" office:value="0.234786022771888" calcext:value-type="float">
            <text:p>0.2347860228</text:p>
          </table:table-cell>
          <table:table-cell table:formula="of:=([WorkLoad_User.F15]-0)/([WorkLoad_User.D3]-0)" office:value-type="float" office:value="0.010993325480958" calcext:value-type="float">
            <text:p>0.0109933255</text:p>
          </table:table-cell>
          <table:table-cell table:formula="of:=([WorkLoad_User.G15]-0)/([WorkLoad_User.D3]-0)" office:value-type="float" office:value="0.234786022771888" calcext:value-type="float">
            <text:p>0.2347860228</text:p>
          </table:table-cell>
          <table:table-cell table:formula="of:=([WorkLoad_User.H15]-0)/([WorkLoad_User.D3]-0)" office:value-type="float" office:value="0.550451511582254" calcext:value-type="float">
            <text:p>0.5504515116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8" calcext:value-type="float">
            <text:p>208</text:p>
          </table:table-cell>
          <table:table-cell table:formula="of:=SUM([WorkLoad_User.D16:.G16])" office:value-type="float" office:value="416" calcext:value-type="float">
            <text:p>416</text:p>
          </table:table-cell>
          <table:table-cell/>
          <table:table-cell table:formula="of:=([WorkLoad_User.D16]-0)/([WorkLoad_User.D3]-0)" office:value-type="float" office:value="0" calcext:value-type="float">
            <text:p>0</text:p>
          </table:table-cell>
          <table:table-cell table:formula="of:=([WorkLoad_User.E16]-0)/([WorkLoad_User.D3]-0)" office:value-type="float" office:value="0.0816647035728308" calcext:value-type="float">
            <text:p>0.0816647036</text:p>
          </table:table-cell>
          <table:table-cell table:formula="of:=([WorkLoad_User.F16]-0)/([WorkLoad_User.D3]-0)" office:value-type="float" office:value="0" calcext:value-type="float">
            <text:p>0</text:p>
          </table:table-cell>
          <table:table-cell table:formula="of:=([WorkLoad_User.G16]-0)/([WorkLoad_User.D3]-0)" office:value-type="float" office:value="0.0816647035728308" calcext:value-type="float">
            <text:p>0.0816647036</text:p>
          </table:table-cell>
          <table:table-cell table:formula="of:=([WorkLoad_User.H16]-0)/([WorkLoad_User.D3]-0)" office:value-type="float" office:value="0.163329407145662" calcext:value-type="float">
            <text:p>0.163329407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38" calcext:value-type="float">
            <text:p>238</text:p>
          </table:table-cell>
          <table:table-cell table:formula="of:=SUM([WorkLoad_User.D17:.G17])" office:value-type="float" office:value="805" calcext:value-type="float">
            <text:p>805</text:p>
          </table:table-cell>
          <table:table-cell/>
          <table:table-cell table:formula="of:=([WorkLoad_User.D17]-0)/([WorkLoad_User.D3]-0)" office:value-type="float" office:value="0.022379269729093" calcext:value-type="float">
            <text:p>0.0223792697</text:p>
          </table:table-cell>
          <table:table-cell table:formula="of:=([WorkLoad_User.E17]-0)/([WorkLoad_User.D3]-0)" office:value-type="float" office:value="0.0934432665881429" calcext:value-type="float">
            <text:p>0.0934432666</text:p>
          </table:table-cell>
          <table:table-cell table:formula="of:=([WorkLoad_User.F17]-0)/([WorkLoad_User.D3]-0)" office:value-type="float" office:value="0.106792304672163" calcext:value-type="float">
            <text:p>0.1067923047</text:p>
          </table:table-cell>
          <table:table-cell table:formula="of:=([WorkLoad_User.G17]-0)/([WorkLoad_User.D3]-0)" office:value-type="float" office:value="0.0934432665881429" calcext:value-type="float">
            <text:p>0.0934432666</text:p>
          </table:table-cell>
          <table:table-cell table:formula="of:=([WorkLoad_User.H17]-0)/([WorkLoad_User.D3]-0)" office:value-type="float" office:value="0.316058107577542" calcext:value-type="float">
            <text:p>0.3160581076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1220" calcext:value-type="float">
            <text:p>1220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6" calcext:value-type="float">
            <text:p>76</text:p>
          </table:table-cell>
          <table:table-cell table:formula="of:=SUM([WorkLoad_User.D18:.G18])" office:value-type="float" office:value="1532" calcext:value-type="float">
            <text:p>1532</text:p>
          </table:table-cell>
          <table:table-cell/>
          <table:table-cell table:formula="of:=([WorkLoad_User.D18]-0)/([WorkLoad_User.D3]-0)" office:value-type="float" office:value="0.478994895956027" calcext:value-type="float">
            <text:p>0.478994896</text:p>
          </table:table-cell>
          <table:table-cell table:formula="of:=([WorkLoad_User.E18]-0)/([WorkLoad_User.D3]-0)" office:value-type="float" office:value="0.0926580290537888" calcext:value-type="float">
            <text:p>0.0926580291</text:p>
          </table:table-cell>
          <table:table-cell table:formula="of:=([WorkLoad_User.F18]-0)/([WorkLoad_User.D3]-0)" office:value-type="float" office:value="0" calcext:value-type="float">
            <text:p>0</text:p>
          </table:table-cell>
          <table:table-cell table:formula="of:=([WorkLoad_User.D15]-0)/([WorkLoad_User.D3]-0)" office:value-type="float" office:value="0.0698861405575187" calcext:value-type="float">
            <text:p>0.0698861406</text:p>
          </table:table-cell>
          <table:table-cell table:formula="of:=([WorkLoad_User.H18]-0)/([WorkLoad_User.D3]-0)" office:value-type="float" office:value="0.601491951315273" calcext:value-type="float">
            <text:p>0.6014919513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447" calcext:value-type="float">
            <text:p>447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19" calcext:value-type="float">
            <text:p>119</text:p>
          </table:table-cell>
          <table:table-cell table:formula="of:=SUM([WorkLoad_User.D19:.G19])" office:value-type="float" office:value="764" calcext:value-type="float">
            <text:p>764</text:p>
          </table:table-cell>
          <table:table-cell/>
          <table:table-cell table:formula="of:=([WorkLoad_User.D19]-0)/([WorkLoad_User.D4]-0)" office:value-type="float" office:value="0.29939718687207" calcext:value-type="float">
            <text:p>0.2993971869</text:p>
          </table:table-cell>
          <table:table-cell table:formula="of:=([WorkLoad_User.E19]-0)/([WorkLoad_User.D4]-0)" office:value-type="float" office:value="0.0797052913596785" calcext:value-type="float">
            <text:p>0.0797052914</text:p>
          </table:table-cell>
          <table:table-cell table:formula="of:=([WorkLoad_User.F19]-0)/([WorkLoad_User.D4]-0)" office:value-type="float" office:value="0.0529135967849967" calcext:value-type="float">
            <text:p>0.0529135968</text:p>
          </table:table-cell>
          <table:table-cell table:formula="of:=([WorkLoad_User.G19]-0)/([WorkLoad_User.D4]-0)" office:value-type="float" office:value="0.0797052913596785" calcext:value-type="float">
            <text:p>0.0797052914</text:p>
          </table:table-cell>
          <table:table-cell table:formula="of:=([WorkLoad_User.H19]-0)/([WorkLoad_User.D4]-0)" office:value-type="float" office:value="0.511721366376423" calcext:value-type="float">
            <text:p>0.511721366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5" calcext:value-type="float">
            <text:p>205</text:p>
          </table:table-cell>
          <table:table-cell table:formula="of:=SUM([WorkLoad_User.D20:.G20])" office:value-type="float" office:value="535" calcext:value-type="float">
            <text:p>535</text:p>
          </table:table-cell>
          <table:table-cell/>
          <table:table-cell table:formula="of:=([WorkLoad_User.D20]-0)/([WorkLoad_User.D4]-0)" office:value-type="float" office:value="0.0636302746148694" calcext:value-type="float">
            <text:p>0.0636302746</text:p>
          </table:table-cell>
          <table:table-cell table:formula="of:=([WorkLoad_User.E20]-0)/([WorkLoad_User.D4]-0)" office:value-type="float" office:value="0.137307434695244" calcext:value-type="float">
            <text:p>0.1373074347</text:p>
          </table:table-cell>
          <table:table-cell table:formula="of:=([WorkLoad_User.F20]-0)/([WorkLoad_User.D4]-0)" office:value-type="float" office:value="0.0200937709310114" calcext:value-type="float">
            <text:p>0.0200937709</text:p>
          </table:table-cell>
          <table:table-cell table:formula="of:=([WorkLoad_User.G20]-0)/([WorkLoad_User.D4]-0)" office:value-type="float" office:value="0.137307434695244" calcext:value-type="float">
            <text:p>0.1373074347</text:p>
          </table:table-cell>
          <table:table-cell table:formula="of:=([WorkLoad_User.H20]-0)/([WorkLoad_User.D4]-0)" office:value-type="float" office:value="0.35833891493637" calcext:value-type="float">
            <text:p>0.3583389149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table:formula="of:=SUM([WorkLoad_User.D21:.G21])" office:value-type="float" office:value="484" calcext:value-type="float">
            <text:p>484</text:p>
          </table:table-cell>
          <table:table-cell/>
          <table:table-cell table:formula="of:=([WorkLoad_User.D21]-0)/([WorkLoad_User.D4]-0)" office:value-type="float" office:value="0" calcext:value-type="float">
            <text:p>0</text:p>
          </table:table-cell>
          <table:table-cell table:formula="of:=([WorkLoad_User.E21]-0)/([WorkLoad_User.D4]-0)" office:value-type="float" office:value="0.162089752176825" calcext:value-type="float">
            <text:p>0.1620897522</text:p>
          </table:table-cell>
          <table:table-cell table:formula="of:=([WorkLoad_User.F21]-0)/([WorkLoad_User.D4]-0)" office:value-type="float" office:value="0" calcext:value-type="float">
            <text:p>0</text:p>
          </table:table-cell>
          <table:table-cell table:formula="of:=([WorkLoad_User.G21]-0)/([WorkLoad_User.D4]-0)" office:value-type="float" office:value="0.162089752176825" calcext:value-type="float">
            <text:p>0.1620897522</text:p>
          </table:table-cell>
          <table:table-cell table:formula="of:=([WorkLoad_User.H21]-0)/([WorkLoad_User.D4]-0)" office:value-type="float" office:value="0.32417950435365" calcext:value-type="float">
            <text:p>0.324179504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" calcext:value-type="float">
            <text:p>8</text:p>
          </table:table-cell>
          <table:table-cell table:formula="of:=SUM([WorkLoad_User.D22:.G22])" office:value-type="float" office:value="229" calcext:value-type="float">
            <text:p>229</text:p>
          </table:table-cell>
          <table:table-cell/>
          <table:table-cell table:formula="of:=([WorkLoad_User.D22]-0)/([WorkLoad_User.D4]-0)" office:value-type="float" office:value="0.0174146014735432" calcext:value-type="float">
            <text:p>0.0174146015</text:p>
          </table:table-cell>
          <table:table-cell table:formula="of:=([WorkLoad_User.E22]-0)/([WorkLoad_User.D4]-0)" office:value-type="float" office:value="0.0964501004688547" calcext:value-type="float">
            <text:p>0.0964501005</text:p>
          </table:table-cell>
          <table:table-cell table:formula="of:=([WorkLoad_User.F22]-0)/([WorkLoad_User.D4]-0)" office:value-type="float" office:value="0.0341594105827194" calcext:value-type="float">
            <text:p>0.0341594106</text:p>
          </table:table-cell>
          <table:table-cell table:formula="of:=([WorkLoad_User.D19]-0)/([WorkLoad_User.D4]-0)" office:value-type="float" office:value="0.29939718687207" calcext:value-type="float">
            <text:p>0.2993971869</text:p>
          </table:table-cell>
          <table:table-cell table:formula="of:=([WorkLoad_User.H22]-0)/([WorkLoad_User.D4]-0)" office:value-type="float" office:value="0.153382451440054" calcext:value-type="float">
            <text:p>0.153382451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80" calcext:value-type="float">
            <text:p>180</text:p>
          </table:table-cell>
          <table:table-cell table:formula="of:=SUM([WorkLoad_User.D23:.G23])" office:value-type="float" office:value="526" calcext:value-type="float">
            <text:p>526</text:p>
          </table:table-cell>
          <table:table-cell/>
          <table:table-cell table:formula="of:=([WorkLoad_User.D23]-0)/([WorkLoad_User.D5]-0)" office:value-type="float" office:value="0.0432862190812721" calcext:value-type="float">
            <text:p>0.0432862191</text:p>
          </table:table-cell>
          <table:table-cell table:formula="of:=([WorkLoad_User.E23]-0)/([WorkLoad_User.D5]-0)" office:value-type="float" office:value="0.159010600706714" calcext:value-type="float">
            <text:p>0.1590106007</text:p>
          </table:table-cell>
          <table:table-cell table:formula="of:=([WorkLoad_User.F23]-0)/([WorkLoad_User.D5]-0)" office:value-type="float" office:value="0.103356890459364" calcext:value-type="float">
            <text:p>0.1033568905</text:p>
          </table:table-cell>
          <table:table-cell table:formula="of:=([WorkLoad_User.G23]-0)/([WorkLoad_User.D5]-0)" office:value-type="float" office:value="0.159010600706714" calcext:value-type="float">
            <text:p>0.1590106007</text:p>
          </table:table-cell>
          <table:table-cell table:formula="of:=([WorkLoad_User.H23]-0)/([WorkLoad_User.D5]-0)" office:value-type="float" office:value="0.464664310954064" calcext:value-type="float">
            <text:p>0.46466431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39" calcext:value-type="float">
            <text:p>139</text:p>
          </table:table-cell>
          <table:table-cell table:formula="of:=SUM([WorkLoad_User.D24:.G24])" office:value-type="float" office:value="486" calcext:value-type="float">
            <text:p>486</text:p>
          </table:table-cell>
          <table:table-cell/>
          <table:table-cell table:formula="of:=([WorkLoad_User.D24]-0)/([WorkLoad_User.D5]-0)" office:value-type="float" office:value="0.113957597173145" calcext:value-type="float">
            <text:p>0.1139575972</text:p>
          </table:table-cell>
          <table:table-cell table:formula="of:=([WorkLoad_User.E24]-0)/([WorkLoad_User.D5]-0)" office:value-type="float" office:value="0.122791519434629" calcext:value-type="float">
            <text:p>0.1227915194</text:p>
          </table:table-cell>
          <table:table-cell table:formula="of:=([WorkLoad_User.F24]-0)/([WorkLoad_User.D5]-0)" office:value-type="float" office:value="0.0697879858657244" calcext:value-type="float">
            <text:p>0.0697879859</text:p>
          </table:table-cell>
          <table:table-cell table:formula="of:=([WorkLoad_User.G24]-0)/([WorkLoad_User.D5]-0)" office:value-type="float" office:value="0.122791519434629" calcext:value-type="float">
            <text:p>0.1227915194</text:p>
          </table:table-cell>
          <table:table-cell table:formula="of:=([WorkLoad_User.H24]-0)/([WorkLoad_User.D5]-0)" office:value-type="float" office:value="0.429328621908127" calcext:value-type="float">
            <text:p>0.4293286219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7" calcext:value-type="float">
            <text:p>117</text:p>
          </table:table-cell>
          <table:table-cell table:formula="of:=SUM([WorkLoad_User.D25:.G25])" office:value-type="float" office:value="295" calcext:value-type="float">
            <text:p>295</text:p>
          </table:table-cell>
          <table:table-cell/>
          <table:table-cell table:formula="of:=([WorkLoad_User.D25]-0)/([WorkLoad_User.D5]-0)" office:value-type="float" office:value="0.053886925795053" calcext:value-type="float">
            <text:p>0.0538869258</text:p>
          </table:table-cell>
          <table:table-cell table:formula="of:=([WorkLoad_User.E25]-0)/([WorkLoad_User.D5]-0)" office:value-type="float" office:value="0.103356890459364" calcext:value-type="float">
            <text:p>0.1033568905</text:p>
          </table:table-cell>
          <table:table-cell table:formula="of:=([WorkLoad_User.F25]-0)/([WorkLoad_User.D5]-0)" office:value-type="float" office:value="0" calcext:value-type="float">
            <text:p>0</text:p>
          </table:table-cell>
          <table:table-cell table:formula="of:=([WorkLoad_User.G25]-0)/([WorkLoad_User.D5]-0)" office:value-type="float" office:value="0.103356890459364" calcext:value-type="float">
            <text:p>0.1033568905</text:p>
          </table:table-cell>
          <table:table-cell table:formula="of:=([WorkLoad_User.H25]-0)/([WorkLoad_User.D5]-0)" office:value-type="float" office:value="0.260600706713781" calcext:value-type="float">
            <text:p>0.2606007067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2" calcext:value-type="float">
            <text:p>42</text:p>
          </table:table-cell>
          <table:table-cell table:formula="of:=SUM([WorkLoad_User.D26:.G26])" office:value-type="float" office:value="527" calcext:value-type="float">
            <text:p>527</text:p>
          </table:table-cell>
          <table:table-cell/>
          <table:table-cell table:formula="of:=([WorkLoad_User.D26]-0)/([WorkLoad_User.D5]-0)" office:value-type="float" office:value="0.225265017667844" calcext:value-type="float">
            <text:p>0.2252650177</text:p>
          </table:table-cell>
          <table:table-cell table:formula="of:=([WorkLoad_User.E26]-0)/([WorkLoad_User.D5]-0)" office:value-type="float" office:value="0.187279151943463" calcext:value-type="float">
            <text:p>0.1872791519</text:p>
          </table:table-cell>
          <table:table-cell table:formula="of:=([WorkLoad_User.F26]-0)/([WorkLoad_User.D5]-0)" office:value-type="float" office:value="0.0159010600706714" calcext:value-type="float">
            <text:p>0.0159010601</text:p>
          </table:table-cell>
          <table:table-cell table:formula="of:=([WorkLoad_User.D23]-0)/([WorkLoad_User.D5]-0)" office:value-type="float" office:value="0.0432862190812721" calcext:value-type="float">
            <text:p>0.0432862191</text:p>
          </table:table-cell>
          <table:table-cell table:formula="of:=([WorkLoad_User.H26]-0)/([WorkLoad_User.D5]-0)" office:value-type="float" office:value="0.465547703180212" calcext:value-type="float">
            <text:p>0.4655477032</text:p>
          </table:table-cell>
          <table:table-cell table:number-columns-repeated="6"/>
        </table:table-row>
      </table:table>
      <table:table table:name="WorkLoad_Task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15:09:12.908854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1:06:53.706217213</meta:creation-date>
    <dc:date>2016-08-25T18:06:36.281783920</dc:date>
    <meta:editing-duration>PT9H39M38S</meta:editing-duration>
    <meta:editing-cycles>59</meta:editing-cycles>
    <meta:generator>LibreOffice/5.1.5.2$Linux_X86_64 LibreOffice_project/10m0$Build-2</meta:generator>
    <meta:document-statistic meta:table-count="3" meta:cell-count="64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38cm" svg:y="2.66cm" style:legend-expansion="high" chart:style-name="ch2"/>
        <chart:plot-area chart:style-name="ch3" table:cell-range-address="Sheet1.B20:Sheet1.E20 Sheet1.I22:Sheet1.L22 Sheet1.P23:Sheet1.S23 Sheet1.W20:Sheet1.Z20" chart:data-source-has-labels="row" svg:x="0.32cm" svg:y="0.18cm" svg:width="10.398cm" svg:height="8.64cm">
          <chartooo:coordinate-region svg:x="1.127cm" svg:y="0.379cm" svg:width="9.59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B20 Sheet1.I22:Sheet1.I22 Sheet1.P23:Sheet1.P23 Sheet1.W20:Sheet1.W20" chart:class="chart:bar">
            <chart:data-point chart:repeated="4"/>
          </chart:series>
          <chart:series chart:style-name="ch8" chart:values-cell-range-address="Sheet1.C20:Sheet1.C20 Sheet1.J22:Sheet1.J22 Sheet1.Q23:Sheet1.Q23 Sheet1.X20:Sheet1.X20" chart:class="chart:bar">
            <chart:data-point chart:repeated="4"/>
          </chart:series>
          <chart:series chart:style-name="ch9" chart:values-cell-range-address="Sheet1.D20:Sheet1.D20 Sheet1.K22:Sheet1.K22 Sheet1.R23:Sheet1.R23 Sheet1.Y20:Sheet1.Y20" chart:class="chart:bar">
            <chart:data-point chart:repeated="4"/>
          </chart:series>
          <chart:series chart:style-name="ch10" chart:values-cell-range-address="Sheet1.E20:Sheet1.E20 Sheet1.L22:Sheet1.L22 Sheet1.S23:Sheet1.S23 Sheet1.Z20:Sheet1.Z2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4.43592">
                <text:p>54.43592</text:p>
                <draw:g>
                  <svg:desc>Sheet1.B20:Sheet1.B20 Sheet1.I22:Sheet1.I22 Sheet1.P23:Sheet1.P23 Sheet1.W20:Sheet1.W20</svg:desc>
                </draw:g>
              </table:table-cell>
              <table:table-cell office:value-type="float" office:value="36.84312">
                <text:p>36.84312</text:p>
                <draw:g>
                  <svg:desc>Sheet1.C20:Sheet1.C20 Sheet1.J22:Sheet1.J22 Sheet1.Q23:Sheet1.Q23 Sheet1.X20:Sheet1.X20</svg:desc>
                </draw:g>
              </table:table-cell>
              <table:table-cell office:value-type="float" office:value="138.4106">
                <text:p>138.4106</text:p>
                <draw:g>
                  <svg:desc>Sheet1.D20:Sheet1.D20 Sheet1.K22:Sheet1.K22 Sheet1.R23:Sheet1.R23 Sheet1.Y20:Sheet1.Y20</svg:desc>
                </draw:g>
              </table:table-cell>
              <table:table-cell office:value-type="float" office:value="114.72774">
                <text:p>114.72774</text:p>
                <draw:g>
                  <svg:desc>Sheet1.E20:Sheet1.E20 Sheet1.L22:Sheet1.L22 Sheet1.S23:Sheet1.S23 Sheet1.Z20:Sheet1.Z20</svg:desc>
                </draw:g>
              </table:table-cell>
            </table:table-row>
            <table:table-row>
              <table:table-cell office:value-type="string"/>
              <table:table-cell office:value-type="float" office:value="27.0105816666667">
                <text:p>27.0105816666667</text:p>
              </table:table-cell>
              <table:table-cell office:value-type="float" office:value="22.4797633333333">
                <text:p>22.4797633333333</text:p>
              </table:table-cell>
              <table:table-cell office:value-type="float" office:value="98.5052666666667">
                <text:p>98.5052666666667</text:p>
              </table:table-cell>
              <table:table-cell office:value-type="float" office:value="91.5754">
                <text:p>91.5754</text:p>
              </table:table-cell>
            </table:table-row>
            <table:table-row>
              <table:table-cell office:value-type="string"/>
              <table:table-cell office:value-type="float" office:value="31.6572816666667">
                <text:p>31.6572816666667</text:p>
              </table:table-cell>
              <table:table-cell office:value-type="float" office:value="28.8534166666667">
                <text:p>28.8534166666667</text:p>
              </table:table-cell>
              <table:table-cell office:value-type="float" office:value="122.7079">
                <text:p>122.7079</text:p>
              </table:table-cell>
              <table:table-cell office:value-type="float" office:value="86.8417166666667">
                <text:p>86.8417166666667</text:p>
              </table:table-cell>
            </table:table-row>
            <table:table-row>
              <table:table-cell office:value-type="string"/>
              <table:table-cell office:value-type="float" office:value="36.1247975">
                <text:p>36.1247975</text:p>
              </table:table-cell>
              <table:table-cell office:value-type="float" office:value="22.9347325">
                <text:p>22.9347325</text:p>
              </table:table-cell>
              <table:table-cell office:value-type="float" office:value="105.24885">
                <text:p>105.24885</text:p>
              </table:table-cell>
              <table:table-cell office:value-type="float" office:value="70.886985">
                <text:p>70.886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4cm" xlink:href=".." xlink:type="simple" chart:class="chart:bar" chart:style-name="ch1">
        <chart:legend chart:legend-position="end" svg:x="13.741cm" svg:y="3.451cm" style:legend-expansion="high" chart:style-name="ch2"/>
        <chart:plot-area chart:style-name="ch3" table:cell-range-address="Sheet1.I27:Sheet1.L32" svg:x="0.32cm" svg:y="0.179cm" svg:width="13.101cm" svg:height="8.636cm">
          <chartooo:coordinate-region svg:x="0.941cm" svg:y="0.378cm" svg:width="12.48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7:Sheet1.I32" chart:class="chart:bar">
            <chart:data-point chart:repeated="6"/>
          </chart:series>
          <chart:series chart:style-name="ch8" chart:values-cell-range-address="Sheet1.J27:Sheet1.J32" chart:class="chart:bar">
            <chart:data-point chart:repeated="6"/>
          </chart:series>
          <chart:series chart:style-name="ch9" chart:values-cell-range-address="Sheet1.K27:Sheet1.K32" chart:class="chart:bar">
            <chart:data-point chart:repeated="6"/>
          </chart:series>
          <chart:series chart:style-name="ch10" chart:values-cell-range-address="Sheet1.L27:Sheet1.L3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23633">
                <text:p>1.923633</text:p>
                <draw:g>
                  <svg:desc>Sheet1.I27:Sheet1.I32</svg:desc>
                </draw:g>
              </table:table-cell>
              <table:table-cell office:value-type="float" office:value="11.75348">
                <text:p>11.75348</text:p>
                <draw:g>
                  <svg:desc>Sheet1.J27:Sheet1.J32</svg:desc>
                </draw:g>
              </table:table-cell>
              <table:table-cell office:value-type="float" office:value="3.251325575">
                <text:p>3.251325575</text:p>
                <draw:g>
                  <svg:desc>Sheet1.K27:Sheet1.K32</svg:desc>
                </draw:g>
              </table:table-cell>
              <table:table-cell office:value-type="float" office:value="3.595758">
                <text:p>3.595758</text:p>
                <draw:g>
                  <svg:desc>Sheet1.L27:Sheet1.L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04579">
                <text:p>3.004579</text:p>
              </table:table-cell>
              <table:table-cell office:value-type="float" office:value="4.069859">
                <text:p>4.069859</text:p>
              </table:table-cell>
              <table:table-cell office:value-type="float" office:value="4.849438875">
                <text:p>4.849438875</text:p>
              </table:table-cell>
              <table:table-cell office:value-type="float" office:value="4.512302825">
                <text:p>4.512302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928545">
                <text:p>2.1928545</text:p>
              </table:table-cell>
              <table:table-cell office:value-type="float" office:value="5.547572">
                <text:p>5.547572</text:p>
              </table:table-cell>
              <table:table-cell office:value-type="float" office:value="6.0378925">
                <text:p>6.0378925</text:p>
              </table:table-cell>
              <table:table-cell office:value-type="float" office:value="4.339551">
                <text:p>4.339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768675">
                <text:p>2.5768675</text:p>
              </table:table-cell>
              <table:table-cell office:value-type="float" office:value="8.645294">
                <text:p>8.645294</text:p>
              </table:table-cell>
              <table:table-cell office:value-type="float" office:value="4.726371375">
                <text:p>4.726371375</text:p>
              </table:table-cell>
              <table:table-cell office:value-type="float" office:value="3.707838875">
                <text:p>3.707838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01643">
                <text:p>4.601643</text:p>
              </table:table-cell>
              <table:table-cell office:value-type="float" office:value="8.891509">
                <text:p>8.891509</text:p>
              </table:table-cell>
              <table:table-cell office:value-type="float" office:value="5.07176175">
                <text:p>5.07176175</text:p>
              </table:table-cell>
              <table:table-cell office:value-type="float" office:value="5.540681">
                <text:p>5.5406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90942">
                <text:p>1.390942</text:p>
              </table:table-cell>
              <table:table-cell office:value-type="float" office:value="4.142436">
                <text:p>4.142436</text:p>
              </table:table-cell>
              <table:table-cell office:value-type="float" office:value="4.69978675">
                <text:p>4.69978675</text:p>
              </table:table-cell>
              <table:table-cell office:value-type="float" office:value="4.160006">
                <text:p>4.16000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5cm" xlink:href=".." xlink:type="simple" chart:class="chart:bar" chart:style-name="ch1">
        <chart:legend chart:legend-position="end" svg:x="13.74cm" svg:y="3.451cm" style:legend-expansion="high" chart:style-name="ch2"/>
        <chart:plot-area chart:style-name="ch3" table:cell-range-address="Sheet1.I16:Sheet1.L21" svg:x="0.32cm" svg:y="0.179cm" svg:width="13.1cm" svg:height="8.637cm">
          <chartooo:coordinate-region svg:x="1.127cm" svg:y="0.379cm" svg:width="12.293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16:Sheet1.I21" chart:class="chart:bar">
            <chart:data-point chart:repeated="6"/>
          </chart:series>
          <chart:series chart:style-name="ch8" chart:values-cell-range-address="Sheet1.J16:Sheet1.J21" chart:class="chart:bar">
            <chart:data-point chart:repeated="6"/>
          </chart:series>
          <chart:series chart:style-name="ch9" chart:values-cell-range-address="Sheet1.K16:Sheet1.K21" chart:class="chart:bar">
            <chart:data-point chart:repeated="6"/>
          </chart:series>
          <chart:series chart:style-name="ch10" chart:values-cell-range-address="Sheet1.L16:Sheet1.L2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921">
                <text:p>19.921</text:p>
                <draw:g>
                  <svg:desc>Sheet1.I16:Sheet1.I21</svg:desc>
                </draw:g>
              </table:table-cell>
              <table:table-cell office:value-type="float" office:value="23.7583">
                <text:p>23.7583</text:p>
                <draw:g>
                  <svg:desc>Sheet1.J16:Sheet1.J21</svg:desc>
                </draw:g>
              </table:table-cell>
              <table:table-cell office:value-type="float" office:value="86.013">
                <text:p>86.013</text:p>
                <draw:g>
                  <svg:desc>Sheet1.K16:Sheet1.K21</svg:desc>
                </draw:g>
              </table:table-cell>
              <table:table-cell office:value-type="float" office:value="90.59442">
                <text:p>90.59442</text:p>
                <draw:g>
                  <svg:desc>Sheet1.L16:Sheet1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6498">
                <text:p>13.6498</text:p>
              </table:table-cell>
              <table:table-cell office:value-type="float" office:value="15.9533">
                <text:p>15.9533</text:p>
              </table:table-cell>
              <table:table-cell office:value-type="float" office:value="87.2619">
                <text:p>87.2619</text:p>
              </table:table-cell>
              <table:table-cell office:value-type="float" office:value="113.11968">
                <text:p>113.11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503">
                <text:p>16.4503</text:p>
              </table:table-cell>
              <table:table-cell office:value-type="float" office:value="14.4999">
                <text:p>14.4999</text:p>
              </table:table-cell>
              <table:table-cell office:value-type="float" office:value="69.3649">
                <text:p>69.3649</text:p>
              </table:table-cell>
              <table:table-cell office:value-type="float" office:value="58.4197">
                <text:p>58.4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2095">
                <text:p>17.2095</text:p>
              </table:table-cell>
              <table:table-cell office:value-type="float" office:value="29.6276">
                <text:p>29.6276</text:p>
              </table:table-cell>
              <table:table-cell office:value-type="float" office:value="139.3775">
                <text:p>139.3775</text:p>
              </table:table-cell>
              <table:table-cell office:value-type="float" office:value="111.0404">
                <text:p>111.0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3345">
                <text:p>59.3345</text:p>
              </table:table-cell>
              <table:table-cell office:value-type="float" office:value="16.4841">
                <text:p>16.4841</text:p>
              </table:table-cell>
              <table:table-cell office:value-type="float" office:value="109.5334">
                <text:p>109.5334</text:p>
              </table:table-cell>
              <table:table-cell office:value-type="float" office:value="83.165">
                <text:p>83.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49839">
                <text:p>35.49839</text:p>
              </table:table-cell>
              <table:table-cell office:value-type="float" office:value="34.55538">
                <text:p>34.55538</text:p>
              </table:table-cell>
              <table:table-cell office:value-type="float" office:value="99.4809">
                <text:p>99.4809</text:p>
              </table:table-cell>
              <table:table-cell office:value-type="float" office:value="93.1132">
                <text:p>93.113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4cm" xlink:href=".." xlink:type="simple" chart:class="chart:bar" chart:style-name="ch1">
        <chart:legend chart:legend-position="end" svg:x="13.74cm" svg:y="3.451cm" style:legend-expansion="high" chart:style-name="ch2"/>
        <chart:plot-area chart:style-name="ch3" table:cell-range-address="Sheet1.B15:Sheet1.E19" svg:x="0.32cm" svg:y="0.179cm" svg:width="13.1cm" svg:height="8.636cm">
          <chartooo:coordinate-region svg:x="1.127cm" svg:y="0.378cm" svg:width="12.293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5:Sheet1.B19" chart:class="chart:bar">
            <chart:data-point chart:repeated="5"/>
          </chart:series>
          <chart:series chart:style-name="ch8" chart:values-cell-range-address="Sheet1.C15:Sheet1.C19" chart:class="chart:bar">
            <chart:data-point chart:repeated="5"/>
          </chart:series>
          <chart:series chart:style-name="ch9" chart:values-cell-range-address="Sheet1.D15:Sheet1.D19" chart:class="chart:bar">
            <chart:data-point chart:repeated="5"/>
          </chart:series>
          <chart:series chart:style-name="ch10" chart:values-cell-range-address="Sheet1.E15:Sheet1.E1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.601">
                <text:p>44.601</text:p>
                <draw:g>
                  <svg:desc>Sheet1.B15:Sheet1.B19</svg:desc>
                </draw:g>
              </table:table-cell>
              <table:table-cell office:value-type="float" office:value="27.73">
                <text:p>27.73</text:p>
                <draw:g>
                  <svg:desc>Sheet1.C15:Sheet1.C19</svg:desc>
                </draw:g>
              </table:table-cell>
              <table:table-cell office:value-type="float" office:value="44.506">
                <text:p>44.506</text:p>
                <draw:g>
                  <svg:desc>Sheet1.D15:Sheet1.D19</svg:desc>
                </draw:g>
              </table:table-cell>
              <table:table-cell office:value-type="float" office:value="56.699">
                <text:p>56.699</text:p>
                <draw:g>
                  <svg:desc>Sheet1.E15:Sheet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.2698">
                <text:p>86.2698</text:p>
              </table:table-cell>
              <table:table-cell office:value-type="float" office:value="26.6007">
                <text:p>26.6007</text:p>
              </table:table-cell>
              <table:table-cell office:value-type="float" office:value="129.5357">
                <text:p>129.5357</text:p>
              </table:table-cell>
              <table:table-cell office:value-type="float" office:value="88.6564999999999">
                <text:p>88.6564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2235000000001">
                <text:p>37.2235000000001</text:p>
              </table:table-cell>
              <table:table-cell office:value-type="float" office:value="32.5">
                <text:p>32.5</text:p>
              </table:table-cell>
              <table:table-cell office:value-type="float" office:value="130.7602">
                <text:p>130.7602</text:p>
              </table:table-cell>
              <table:table-cell office:value-type="float" office:value="63.4430000000002">
                <text:p>63.443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.4288">
                <text:p>71.4288</text:p>
              </table:table-cell>
              <table:table-cell office:value-type="float" office:value="55.8885">
                <text:p>55.8885</text:p>
              </table:table-cell>
              <table:table-cell office:value-type="float" office:value="281.5956">
                <text:p>281.5956</text:p>
              </table:table-cell>
              <table:table-cell office:value-type="float" office:value="225.2061">
                <text:p>225.2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6565000000001">
                <text:p>32.6565000000001</text:p>
              </table:table-cell>
              <table:table-cell office:value-type="float" office:value="41.4964">
                <text:p>41.4964</text:p>
              </table:table-cell>
              <table:table-cell office:value-type="float" office:value="105.6555">
                <text:p>105.6555</text:p>
              </table:table-cell>
              <table:table-cell office:value-type="float" office:value="139.6341">
                <text:p>139.634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legend chart:legend-position="end" svg:x="13.741cm" svg:y="3.451cm" style:legend-expansion="high" chart:style-name="ch2"/>
        <chart:plot-area chart:style-name="ch3" table:cell-range-address="Sheet1.B26:Sheet1.E30" svg:x="0.32cm" svg:y="0.179cm" svg:width="13.101cm" svg:height="8.637cm">
          <chartooo:coordinate-region svg:x="0.941cm" svg:y="0.378cm" svg:width="12.48cm" svg:height="7.7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6:Sheet1.B30" chart:class="chart:bar">
            <chart:data-point chart:repeated="5"/>
          </chart:series>
          <chart:series chart:style-name="ch8" chart:values-cell-range-address="Sheet1.C26:Sheet1.C30" chart:class="chart:bar">
            <chart:data-point chart:repeated="5"/>
          </chart:series>
          <chart:series chart:style-name="ch9" chart:values-cell-range-address="Sheet1.D26:Sheet1.D30" chart:class="chart:bar">
            <chart:data-point chart:repeated="5"/>
          </chart:series>
          <chart:series chart:style-name="ch10" chart:values-cell-range-address="Sheet1.E26:Sheet1.E3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803805">
                <text:p>4.2803805</text:p>
                <draw:g>
                  <svg:desc>Sheet1.B26:Sheet1.B30</svg:desc>
                </draw:g>
              </table:table-cell>
              <table:table-cell office:value-type="float" office:value="16.95301">
                <text:p>16.95301</text:p>
                <draw:g>
                  <svg:desc>Sheet1.C26:Sheet1.C30</svg:desc>
                </draw:g>
              </table:table-cell>
              <table:table-cell office:value-type="float" office:value="9.070060125">
                <text:p>9.070060125</text:p>
                <draw:g>
                  <svg:desc>Sheet1.D26:Sheet1.D30</svg:desc>
                </draw:g>
              </table:table-cell>
              <table:table-cell office:value-type="float" office:value="8.529818625">
                <text:p>8.529818625</text:p>
                <draw:g>
                  <svg:desc>Sheet1.E26:Sheet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6967">
                <text:p>3.86967</text:p>
              </table:table-cell>
              <table:table-cell office:value-type="float" office:value="6.642847">
                <text:p>6.642847</text:p>
              </table:table-cell>
              <table:table-cell office:value-type="float" office:value="7.381541125">
                <text:p>7.381541125</text:p>
              </table:table-cell>
              <table:table-cell office:value-type="float" office:value="5.70552475">
                <text:p>5.70552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17529">
                <text:p>1.317529</text:p>
              </table:table-cell>
              <table:table-cell office:value-type="float" office:value="9.220284">
                <text:p>9.220284</text:p>
              </table:table-cell>
              <table:table-cell office:value-type="float" office:value="6.553977625">
                <text:p>6.553977625</text:p>
              </table:table-cell>
              <table:table-cell office:value-type="float" office:value="5.216207">
                <text:p>5.216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249215">
                <text:p>4.0249215</text:p>
              </table:table-cell>
              <table:table-cell office:value-type="float" office:value="8.576299">
                <text:p>8.576299</text:p>
              </table:table-cell>
              <table:table-cell office:value-type="float" office:value="3.3415055">
                <text:p>3.3415055</text:p>
              </table:table-cell>
              <table:table-cell office:value-type="float" office:value="3.299659">
                <text:p>3.299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561235">
                <text:p>4.4561235</text:p>
              </table:table-cell>
              <table:table-cell office:value-type="float" office:value="9.002918">
                <text:p>9.002918</text:p>
              </table:table-cell>
              <table:table-cell office:value-type="float" office:value="7.648324125">
                <text:p>7.648324125</text:p>
              </table:table-cell>
              <table:table-cell office:value-type="float" office:value="8.455383125">
                <text:p>8.4553831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4cm" xlink:href=".." xlink:type="simple" chart:class="chart:bar" chart:style-name="ch1">
        <chart:legend chart:legend-position="end" svg:x="10.46cm" svg:y="2.657cm" style:legend-expansion="high" chart:style-name="ch2"/>
        <chart:plot-area chart:style-name="ch3" table:cell-range-address="Sheet1.B31:Sheet1.E31 Sheet1.I33:Sheet1.L33 Sheet1.P33:Sheet1.S33 Sheet1.W30:Sheet1.Z30" chart:data-source-has-labels="row" svg:x="0.32cm" svg:y="0.179cm" svg:width="9.82cm" svg:height="8.636cm">
          <chartooo:coordinate-region svg:x="0.941cm" svg:y="0.378cm" svg:width="9.199cm" svg:height="8.2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B31 Sheet1.I33:Sheet1.I33 Sheet1.P33:Sheet1.P33 Sheet1.W30:Sheet1.W30" chart:class="chart:bar">
            <chart:data-point chart:repeated="4"/>
          </chart:series>
          <chart:series chart:style-name="ch8" chart:values-cell-range-address="Sheet1.C31:Sheet1.C31 Sheet1.J33:Sheet1.J33 Sheet1.Q33:Sheet1.Q33 Sheet1.X30:Sheet1.X30" chart:class="chart:bar">
            <chart:data-point chart:repeated="4"/>
          </chart:series>
          <chart:series chart:style-name="ch9" chart:values-cell-range-address="Sheet1.D31:Sheet1.D31 Sheet1.K33:Sheet1.K33 Sheet1.R33:Sheet1.R33 Sheet1.Y30:Sheet1.Y30" chart:class="chart:bar">
            <chart:data-point chart:repeated="4"/>
          </chart:series>
          <chart:series chart:style-name="ch10" chart:values-cell-range-address="Sheet1.E31:Sheet1.E31 Sheet1.L33:Sheet1.L33 Sheet1.S33:Sheet1.S33 Sheet1.Z30:Sheet1.Z3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5897249">
                <text:p>3.5897249</text:p>
                <draw:g>
                  <svg:desc>Sheet1.B31:Sheet1.B31 Sheet1.I33:Sheet1.I33 Sheet1.P33:Sheet1.P33 Sheet1.W30:Sheet1.W30</svg:desc>
                </draw:g>
              </table:table-cell>
              <table:table-cell office:value-type="float" office:value="10.0790716">
                <text:p>10.0790716</text:p>
                <draw:g>
                  <svg:desc>Sheet1.C31:Sheet1.C31 Sheet1.J33:Sheet1.J33 Sheet1.Q33:Sheet1.Q33 Sheet1.X30:Sheet1.X30</svg:desc>
                </draw:g>
              </table:table-cell>
              <table:table-cell office:value-type="float" office:value="6.7990817">
                <text:p>6.7990817</text:p>
                <draw:g>
                  <svg:desc>Sheet1.D31:Sheet1.D31 Sheet1.K33:Sheet1.K33 Sheet1.R33:Sheet1.R33 Sheet1.Y30:Sheet1.Y30</svg:desc>
                </draw:g>
              </table:table-cell>
              <table:table-cell office:value-type="float" office:value="6.2413185">
                <text:p>6.2413185</text:p>
                <draw:g>
                  <svg:desc>Sheet1.E31:Sheet1.E31 Sheet1.L33:Sheet1.L33 Sheet1.S33:Sheet1.S33 Sheet1.Z30:Sheet1.Z30</svg:desc>
                </draw:g>
              </table:table-cell>
            </table:table-row>
            <table:table-row>
              <table:table-cell office:value-type="string"/>
              <table:table-cell office:value-type="float" office:value="2.6150865">
                <text:p>2.6150865</text:p>
              </table:table-cell>
              <table:table-cell office:value-type="float" office:value="7.175025">
                <text:p>7.175025</text:p>
              </table:table-cell>
              <table:table-cell office:value-type="float" office:value="4.77276280416667">
                <text:p>4.77276280416667</text:p>
              </table:table-cell>
              <table:table-cell office:value-type="float" office:value="4.30935628333333">
                <text:p>4.30935628333333</text:p>
              </table:table-cell>
            </table:table-row>
            <table:table-row>
              <table:table-cell office:value-type="string"/>
              <table:table-cell office:value-type="float" office:value="1.88383316666667">
                <text:p>1.88383316666667</text:p>
              </table:table-cell>
              <table:table-cell office:value-type="float" office:value="4.532124">
                <text:p>4.532124</text:p>
              </table:table-cell>
              <table:table-cell office:value-type="float" office:value="3.66681937291667">
                <text:p>3.66681937291667</text:p>
              </table:table-cell>
              <table:table-cell office:value-type="float" office:value="3.92098708125">
                <text:p>3.92098708125</text:p>
              </table:table-cell>
            </table:table-row>
            <table:table-row>
              <table:table-cell office:value-type="string"/>
              <table:table-cell office:value-type="float" office:value="1.93142575">
                <text:p>1.93142575</text:p>
              </table:table-cell>
              <table:table-cell office:value-type="float" office:value="4.2182385">
                <text:p>4.2182385</text:p>
              </table:table-cell>
              <table:table-cell office:value-type="float" office:value="2.631863059375">
                <text:p>2.631863059375</text:p>
              </table:table-cell>
              <table:table-cell office:value-type="float" office:value="2.390222490625">
                <text:p>2.39022249062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223cm" svg:y="3.555cm" style:legend-expansion="high" chart:style-name="ch2"/>
        <chart:plot-area chart:style-name="ch3" table:cell-range-address="Sheet1.D20:Sheet1.E20 Sheet1.K22:Sheet1.L22 Sheet1.R23:Sheet1.S23 Sheet1.Y20:Sheet1.Z20" chart:data-source-has-labels="row" svg:x="0.32cm" svg:y="0.18cm" svg:width="10.583cm" svg:height="8.64cm">
          <chartooo:coordinate-region svg:x="1.127cm" svg:y="0.379cm" svg:width="9.77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0:Sheet1.D20 Sheet1.K22:Sheet1.K22 Sheet1.R23:Sheet1.R23 Sheet1.Y20:Sheet1.Y20" chart:class="chart:bar">
            <chart:data-point chart:repeated="4"/>
          </chart:series>
          <chart:series chart:style-name="ch8" chart:values-cell-range-address="Sheet1.E20:Sheet1.E20 Sheet1.L22:Sheet1.L22 Sheet1.S23:Sheet1.S23 Sheet1.Z20:Sheet1.Z2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8.4106">
                <text:p>138.4106</text:p>
                <draw:g>
                  <svg:desc>Sheet1.D20:Sheet1.D20 Sheet1.K22:Sheet1.K22 Sheet1.R23:Sheet1.R23 Sheet1.Y20:Sheet1.Y20</svg:desc>
                </draw:g>
              </table:table-cell>
              <table:table-cell office:value-type="float" office:value="114.72774">
                <text:p>114.72774</text:p>
                <draw:g>
                  <svg:desc>Sheet1.E20:Sheet1.E20 Sheet1.L22:Sheet1.L22 Sheet1.S23:Sheet1.S23 Sheet1.Z20:Sheet1.Z20</svg:desc>
                </draw:g>
              </table:table-cell>
            </table:table-row>
            <table:table-row>
              <table:table-cell office:value-type="string"/>
              <table:table-cell office:value-type="float" office:value="98.5052666666667">
                <text:p>98.5052666666667</text:p>
              </table:table-cell>
              <table:table-cell office:value-type="float" office:value="91.5754">
                <text:p>91.5754</text:p>
              </table:table-cell>
            </table:table-row>
            <table:table-row>
              <table:table-cell office:value-type="string"/>
              <table:table-cell office:value-type="float" office:value="122.7079">
                <text:p>122.7079</text:p>
              </table:table-cell>
              <table:table-cell office:value-type="float" office:value="86.8417166666667">
                <text:p>86.8417166666667</text:p>
              </table:table-cell>
            </table:table-row>
            <table:table-row>
              <table:table-cell office:value-type="string"/>
              <table:table-cell office:value-type="float" office:value="105.24885">
                <text:p>105.24885</text:p>
              </table:table-cell>
              <table:table-cell office:value-type="float" office:value="70.886985">
                <text:p>70.8869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38cm" svg:y="2.66cm" style:legend-expansion="high" chart:style-name="ch2"/>
        <chart:plot-area chart:style-name="ch3" table:cell-range-address="Sheet1.B20:Sheet1.E20 Sheet1.I22:Sheet1.L22 Sheet1.P23:Sheet1.S23 Sheet1.W20:Sheet1.Z20" chart:data-source-has-labels="row" svg:x="0.32cm" svg:y="0.18cm" svg:width="10.398cm" svg:height="8.64cm">
          <chartooo:coordinate-region svg:x="1.127cm" svg:y="0.379cm" svg:width="9.59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B20 Sheet1.I22:Sheet1.I22 Sheet1.P23:Sheet1.P23 Sheet1.W20:Sheet1.W20" chart:class="chart:bar">
            <chart:data-point chart:repeated="4"/>
          </chart:series>
          <chart:series chart:style-name="ch8" chart:values-cell-range-address="Sheet1.C20:Sheet1.C20 Sheet1.J22:Sheet1.J22 Sheet1.Q23:Sheet1.Q23 Sheet1.X20:Sheet1.X20" chart:class="chart:bar">
            <chart:data-point chart:repeated="4"/>
          </chart:series>
          <chart:series chart:style-name="ch9" chart:values-cell-range-address="Sheet1.D20:Sheet1.D20 Sheet1.K22:Sheet1.K22 Sheet1.R23:Sheet1.R23 Sheet1.Y20:Sheet1.Y20" chart:class="chart:bar">
            <chart:data-point chart:repeated="4"/>
          </chart:series>
          <chart:series chart:style-name="ch10" chart:values-cell-range-address="Sheet1.E20:Sheet1.E20 Sheet1.L22:Sheet1.L22 Sheet1.S23:Sheet1.S23 Sheet1.Z20:Sheet1.Z2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4.43592">
                <text:p>54.43592</text:p>
                <draw:g>
                  <svg:desc>Sheet1.B20:Sheet1.B20 Sheet1.I22:Sheet1.I22 Sheet1.P23:Sheet1.P23 Sheet1.W20:Sheet1.W20</svg:desc>
                </draw:g>
              </table:table-cell>
              <table:table-cell office:value-type="float" office:value="36.84312">
                <text:p>36.84312</text:p>
                <draw:g>
                  <svg:desc>Sheet1.C20:Sheet1.C20 Sheet1.J22:Sheet1.J22 Sheet1.Q23:Sheet1.Q23 Sheet1.X20:Sheet1.X20</svg:desc>
                </draw:g>
              </table:table-cell>
              <table:table-cell office:value-type="float" office:value="138.4106">
                <text:p>138.4106</text:p>
                <draw:g>
                  <svg:desc>Sheet1.D20:Sheet1.D20 Sheet1.K22:Sheet1.K22 Sheet1.R23:Sheet1.R23 Sheet1.Y20:Sheet1.Y20</svg:desc>
                </draw:g>
              </table:table-cell>
              <table:table-cell office:value-type="float" office:value="114.72774">
                <text:p>114.72774</text:p>
                <draw:g>
                  <svg:desc>Sheet1.E20:Sheet1.E20 Sheet1.L22:Sheet1.L22 Sheet1.S23:Sheet1.S23 Sheet1.Z20:Sheet1.Z20</svg:desc>
                </draw:g>
              </table:table-cell>
            </table:table-row>
            <table:table-row>
              <table:table-cell office:value-type="string"/>
              <table:table-cell office:value-type="float" office:value="27.0105816666667">
                <text:p>27.0105816666667</text:p>
              </table:table-cell>
              <table:table-cell office:value-type="float" office:value="22.4797633333333">
                <text:p>22.4797633333333</text:p>
              </table:table-cell>
              <table:table-cell office:value-type="float" office:value="98.5052666666667">
                <text:p>98.5052666666667</text:p>
              </table:table-cell>
              <table:table-cell office:value-type="float" office:value="91.5754">
                <text:p>91.5754</text:p>
              </table:table-cell>
            </table:table-row>
            <table:table-row>
              <table:table-cell office:value-type="string"/>
              <table:table-cell office:value-type="float" office:value="31.6572816666667">
                <text:p>31.6572816666667</text:p>
              </table:table-cell>
              <table:table-cell office:value-type="float" office:value="28.8534166666667">
                <text:p>28.8534166666667</text:p>
              </table:table-cell>
              <table:table-cell office:value-type="float" office:value="122.7079">
                <text:p>122.7079</text:p>
              </table:table-cell>
              <table:table-cell office:value-type="float" office:value="86.8417166666667">
                <text:p>86.8417166666667</text:p>
              </table:table-cell>
            </table:table-row>
            <table:table-row>
              <table:table-cell office:value-type="string"/>
              <table:table-cell office:value-type="float" office:value="36.1247975">
                <text:p>36.1247975</text:p>
              </table:table-cell>
              <table:table-cell office:value-type="float" office:value="22.9347325">
                <text:p>22.9347325</text:p>
              </table:table-cell>
              <table:table-cell office:value-type="float" office:value="105.24885">
                <text:p>105.24885</text:p>
              </table:table-cell>
              <table:table-cell office:value-type="float" office:value="70.886985">
                <text:p>70.8869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223cm" svg:y="3.555cm" style:legend-expansion="high" chart:style-name="ch2"/>
        <chart:plot-area chart:style-name="ch3" table:cell-range-address="Sheet1.D20:Sheet1.E20 Sheet1.K22:Sheet1.L22 Sheet1.R23:Sheet1.S23 Sheet1.Y20:Sheet1.Z20" chart:data-source-has-labels="row" svg:x="0.32cm" svg:y="0.18cm" svg:width="10.583cm" svg:height="8.64cm">
          <chartooo:coordinate-region svg:x="1.127cm" svg:y="0.379cm" svg:width="9.77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0:Sheet1.D20 Sheet1.K22:Sheet1.K22 Sheet1.R23:Sheet1.R23 Sheet1.Y20:Sheet1.Y20" chart:class="chart:bar">
            <chart:data-point chart:repeated="4"/>
          </chart:series>
          <chart:series chart:style-name="ch8" chart:values-cell-range-address="Sheet1.E20:Sheet1.E20 Sheet1.L22:Sheet1.L22 Sheet1.S23:Sheet1.S23 Sheet1.Z20:Sheet1.Z2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8.4106">
                <text:p>138.4106</text:p>
                <draw:g>
                  <svg:desc>Sheet1.D20:Sheet1.D20 Sheet1.K22:Sheet1.K22 Sheet1.R23:Sheet1.R23 Sheet1.Y20:Sheet1.Y20</svg:desc>
                </draw:g>
              </table:table-cell>
              <table:table-cell office:value-type="float" office:value="114.72774">
                <text:p>114.72774</text:p>
                <draw:g>
                  <svg:desc>Sheet1.E20:Sheet1.E20 Sheet1.L22:Sheet1.L22 Sheet1.S23:Sheet1.S23 Sheet1.Z20:Sheet1.Z20</svg:desc>
                </draw:g>
              </table:table-cell>
            </table:table-row>
            <table:table-row>
              <table:table-cell office:value-type="string"/>
              <table:table-cell office:value-type="float" office:value="98.5052666666667">
                <text:p>98.5052666666667</text:p>
              </table:table-cell>
              <table:table-cell office:value-type="float" office:value="91.5754">
                <text:p>91.5754</text:p>
              </table:table-cell>
            </table:table-row>
            <table:table-row>
              <table:table-cell office:value-type="string"/>
              <table:table-cell office:value-type="float" office:value="122.7079">
                <text:p>122.7079</text:p>
              </table:table-cell>
              <table:table-cell office:value-type="float" office:value="86.8417166666667">
                <text:p>86.8417166666667</text:p>
              </table:table-cell>
            </table:table-row>
            <table:table-row>
              <table:table-cell office:value-type="string"/>
              <table:table-cell office:value-type="float" office:value="105.24885">
                <text:p>105.24885</text:p>
              </table:table-cell>
              <table:table-cell office:value-type="float" office:value="70.886985">
                <text:p>70.8869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4cm" xlink:href=".." xlink:type="simple" chart:class="chart:bar" chart:style-name="ch1">
        <chart:legend chart:legend-position="end" svg:x="10.459cm" svg:y="2.657cm" style:legend-expansion="high" chart:style-name="ch2"/>
        <chart:plot-area chart:style-name="ch3" table:cell-range-address="Sheet1.B31:Sheet1.E31 Sheet1.I33:Sheet1.L33 Sheet1.P33:Sheet1.S33 Sheet1.W30:Sheet1.Z30" chart:data-source-has-labels="row" svg:x="0.32cm" svg:y="0.179cm" svg:width="9.819cm" svg:height="8.636cm">
          <chartooo:coordinate-region svg:x="0.941cm" svg:y="0.378cm" svg:width="9.198cm" svg:height="8.2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B31 Sheet1.I33:Sheet1.I33 Sheet1.P33:Sheet1.P33 Sheet1.W30:Sheet1.W30" chart:class="chart:bar">
            <chart:data-point chart:repeated="4"/>
          </chart:series>
          <chart:series chart:style-name="ch8" chart:values-cell-range-address="Sheet1.C31:Sheet1.C31 Sheet1.J33:Sheet1.J33 Sheet1.Q33:Sheet1.Q33 Sheet1.X30:Sheet1.X30" chart:class="chart:bar">
            <chart:data-point chart:repeated="4"/>
          </chart:series>
          <chart:series chart:style-name="ch9" chart:values-cell-range-address="Sheet1.D31:Sheet1.D31 Sheet1.K33:Sheet1.K33 Sheet1.R33:Sheet1.R33 Sheet1.Y30:Sheet1.Y30" chart:class="chart:bar">
            <chart:data-point chart:repeated="4"/>
          </chart:series>
          <chart:series chart:style-name="ch10" chart:values-cell-range-address="Sheet1.E31:Sheet1.E31 Sheet1.L33:Sheet1.L33 Sheet1.S33:Sheet1.S33 Sheet1.Z30:Sheet1.Z3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5897249">
                <text:p>3.5897249</text:p>
                <draw:g>
                  <svg:desc>Sheet1.B31:Sheet1.B31 Sheet1.I33:Sheet1.I33 Sheet1.P33:Sheet1.P33 Sheet1.W30:Sheet1.W30</svg:desc>
                </draw:g>
              </table:table-cell>
              <table:table-cell office:value-type="float" office:value="10.0790716">
                <text:p>10.0790716</text:p>
                <draw:g>
                  <svg:desc>Sheet1.C31:Sheet1.C31 Sheet1.J33:Sheet1.J33 Sheet1.Q33:Sheet1.Q33 Sheet1.X30:Sheet1.X30</svg:desc>
                </draw:g>
              </table:table-cell>
              <table:table-cell office:value-type="float" office:value="6.7990817">
                <text:p>6.7990817</text:p>
                <draw:g>
                  <svg:desc>Sheet1.D31:Sheet1.D31 Sheet1.K33:Sheet1.K33 Sheet1.R33:Sheet1.R33 Sheet1.Y30:Sheet1.Y30</svg:desc>
                </draw:g>
              </table:table-cell>
              <table:table-cell office:value-type="float" office:value="6.2413185">
                <text:p>6.2413185</text:p>
                <draw:g>
                  <svg:desc>Sheet1.E31:Sheet1.E31 Sheet1.L33:Sheet1.L33 Sheet1.S33:Sheet1.S33 Sheet1.Z30:Sheet1.Z30</svg:desc>
                </draw:g>
              </table:table-cell>
            </table:table-row>
            <table:table-row>
              <table:table-cell office:value-type="string"/>
              <table:table-cell office:value-type="float" office:value="2.6150865">
                <text:p>2.6150865</text:p>
              </table:table-cell>
              <table:table-cell office:value-type="float" office:value="7.175025">
                <text:p>7.175025</text:p>
              </table:table-cell>
              <table:table-cell office:value-type="float" office:value="4.77276280416667">
                <text:p>4.77276280416667</text:p>
              </table:table-cell>
              <table:table-cell office:value-type="float" office:value="4.30935628333333">
                <text:p>4.30935628333333</text:p>
              </table:table-cell>
            </table:table-row>
            <table:table-row>
              <table:table-cell office:value-type="string"/>
              <table:table-cell office:value-type="float" office:value="1.88383316666667">
                <text:p>1.88383316666667</text:p>
              </table:table-cell>
              <table:table-cell office:value-type="float" office:value="4.532124">
                <text:p>4.532124</text:p>
              </table:table-cell>
              <table:table-cell office:value-type="float" office:value="3.66681937291667">
                <text:p>3.66681937291667</text:p>
              </table:table-cell>
              <table:table-cell office:value-type="float" office:value="3.92098708125">
                <text:p>3.92098708125</text:p>
              </table:table-cell>
            </table:table-row>
            <table:table-row>
              <table:table-cell office:value-type="string"/>
              <table:table-cell office:value-type="float" office:value="1.93142575">
                <text:p>1.93142575</text:p>
              </table:table-cell>
              <table:table-cell office:value-type="float" office:value="4.2182385">
                <text:p>4.2182385</text:p>
              </table:table-cell>
              <table:table-cell office:value-type="float" office:value="2.631863059375">
                <text:p>2.631863059375</text:p>
              </table:table-cell>
              <table:table-cell office:value-type="float" office:value="2.390222490625">
                <text:p>2.390222490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67cm" svg:height="8.994cm" xlink:href=".." xlink:type="simple" chart:class="chart:bar" chart:style-name="ch1">
        <chart:legend chart:legend-position="end" svg:x="13.624cm" svg:y="3.451cm" style:legend-expansion="high" chart:style-name="ch2"/>
        <chart:plot-area chart:style-name="ch3" table:cell-range-address="Sheet1.W16:Sheet1.Z19" svg:x="0.319cm" svg:y="0.179cm" svg:width="12.986cm" svg:height="8.636cm">
          <chartooo:coordinate-region svg:x="1.126cm" svg:y="0.378cm" svg:width="12.179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16:Sheet1.W19" chart:class="chart:bar">
            <chart:data-point chart:repeated="4"/>
          </chart:series>
          <chart:series chart:style-name="ch8" chart:values-cell-range-address="Sheet1.X16:Sheet1.X19" chart:class="chart:bar">
            <chart:data-point chart:repeated="4"/>
          </chart:series>
          <chart:series chart:style-name="ch9" chart:values-cell-range-address="Sheet1.Y16:Sheet1.Y19" chart:class="chart:bar">
            <chart:data-point chart:repeated="4"/>
          </chart:series>
          <chart:series chart:style-name="ch10" chart:values-cell-range-address="Sheet1.Z16:Sheet1.Z1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198">
                <text:p>47.198</text:p>
                <draw:g>
                  <svg:desc>Sheet1.W16:Sheet1.W19</svg:desc>
                </draw:g>
              </table:table-cell>
              <table:table-cell office:value-type="float" office:value="21.408">
                <text:p>21.408</text:p>
                <draw:g>
                  <svg:desc>Sheet1.X16:Sheet1.X19</svg:desc>
                </draw:g>
              </table:table-cell>
              <table:table-cell office:value-type="float" office:value="162.962">
                <text:p>162.962</text:p>
                <draw:g>
                  <svg:desc>Sheet1.Y16:Sheet1.Y19</svg:desc>
                </draw:g>
              </table:table-cell>
              <table:table-cell office:value-type="float" office:value="87.06737">
                <text:p>87.06737</text:p>
                <draw:g>
                  <svg:desc>Sheet1.Z16:Sheet1.Z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00295">
                <text:p>22.00295</text:p>
              </table:table-cell>
              <table:table-cell office:value-type="float" office:value="16.251">
                <text:p>16.251</text:p>
              </table:table-cell>
              <table:table-cell office:value-type="float" office:value="74.4534">
                <text:p>74.4534</text:p>
              </table:table-cell>
              <table:table-cell office:value-type="float" office:value="71.80547">
                <text:p>71.80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09751">
                <text:p>21.09751</text:p>
              </table:table-cell>
              <table:table-cell office:value-type="float" office:value="16.95763">
                <text:p>16.95763</text:p>
              </table:table-cell>
              <table:table-cell office:value-type="float" office:value="56.4048">
                <text:p>56.4048</text:p>
              </table:table-cell>
              <table:table-cell office:value-type="float" office:value="63.9076">
                <text:p>63.9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20073">
                <text:p>54.20073</text:p>
              </table:table-cell>
              <table:table-cell office:value-type="float" office:value="37.1223">
                <text:p>37.1223</text:p>
              </table:table-cell>
              <table:table-cell office:value-type="float" office:value="127.1752">
                <text:p>127.1752</text:p>
              </table:table-cell>
              <table:table-cell office:value-type="float" office:value="60.7675">
                <text:p>60.76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3.454cm" style:legend-expansion="high" chart:style-name="ch2"/>
        <chart:plot-area chart:style-name="ch3" table:cell-range-address="Sheet1.W26:Sheet1.Z29" svg:x="0.32cm" svg:y="0.18cm" svg:width="13.017cm" svg:height="8.64cm">
          <chartooo:coordinate-region svg:x="0.941cm" svg:y="0.379cm" svg:width="12.39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26:Sheet1.W29" chart:class="chart:bar">
            <chart:data-point chart:repeated="4"/>
          </chart:series>
          <chart:series chart:style-name="ch8" chart:values-cell-range-address="Sheet1.X26:Sheet1.X29" chart:class="chart:bar">
            <chart:data-point chart:repeated="4"/>
          </chart:series>
          <chart:series chart:style-name="ch9" chart:values-cell-range-address="Sheet1.Y26:Sheet1.Y29" chart:class="chart:bar">
            <chart:data-point chart:repeated="4"/>
          </chart:series>
          <chart:series chart:style-name="ch10" chart:values-cell-range-address="Sheet1.Z26:Sheet1.Z2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54914">
                <text:p>1.554914</text:p>
                <draw:g>
                  <svg:desc>Sheet1.W26:Sheet1.W29</svg:desc>
                </draw:g>
              </table:table-cell>
              <table:table-cell office:value-type="float" office:value="3.538198">
                <text:p>3.538198</text:p>
                <draw:g>
                  <svg:desc>Sheet1.X26:Sheet1.X29</svg:desc>
                </draw:g>
              </table:table-cell>
              <table:table-cell office:value-type="float" office:value="2.38996525">
                <text:p>2.38996525</text:p>
                <draw:g>
                  <svg:desc>Sheet1.Y26:Sheet1.Y29</svg:desc>
                </draw:g>
              </table:table-cell>
              <table:table-cell office:value-type="float" office:value="2.11079225">
                <text:p>2.11079225</text:p>
                <draw:g>
                  <svg:desc>Sheet1.Z26:Sheet1.Z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022025">
                <text:p>1.4022025</text:p>
              </table:table-cell>
              <table:table-cell office:value-type="float" office:value="4.50141">
                <text:p>4.50141</text:p>
              </table:table-cell>
              <table:table-cell office:value-type="float" office:value="3.33753925">
                <text:p>3.33753925</text:p>
              </table:table-cell>
              <table:table-cell office:value-type="float" office:value="2.2889878875">
                <text:p>2.2889878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454575">
                <text:p>3.1454575</text:p>
              </table:table-cell>
              <table:table-cell office:value-type="float" office:value="6.065219">
                <text:p>6.065219</text:p>
              </table:table-cell>
              <table:table-cell office:value-type="float" office:value="3.023767">
                <text:p>3.023767</text:p>
              </table:table-cell>
              <table:table-cell office:value-type="float" office:value="3.2575605">
                <text:p>3.2575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23129">
                <text:p>1.623129</text:p>
              </table:table-cell>
              <table:table-cell office:value-type="float" office:value="2.768127">
                <text:p>2.768127</text:p>
              </table:table-cell>
              <table:table-cell office:value-type="float" office:value="1.7761807375">
                <text:p>1.7761807375</text:p>
              </table:table-cell>
              <table:table-cell office:value-type="float" office:value="1.903549325">
                <text:p>1.9035493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4cm" xlink:href=".." xlink:type="simple" chart:class="chart:bar" chart:style-name="ch1">
        <chart:legend chart:legend-position="end" svg:x="13.714cm" svg:y="3.451cm" style:legend-expansion="high" chart:style-name="ch2"/>
        <chart:plot-area chart:style-name="ch3" table:cell-range-address="Sheet1.P17:Sheet1.S22" svg:x="0.32cm" svg:y="0.179cm" svg:width="13.074cm" svg:height="8.636cm">
          <chartooo:coordinate-region svg:x="1.127cm" svg:y="0.378cm" svg:width="12.267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17:Sheet1.P22" chart:class="chart:bar">
            <chart:data-point chart:repeated="6"/>
          </chart:series>
          <chart:series chart:style-name="ch8" chart:values-cell-range-address="Sheet1.Q17:Sheet1.Q22" chart:class="chart:bar">
            <chart:data-point chart:repeated="6"/>
          </chart:series>
          <chart:series chart:style-name="ch9" chart:values-cell-range-address="Sheet1.R17:Sheet1.R22" chart:class="chart:bar">
            <chart:data-point chart:repeated="6"/>
          </chart:series>
          <chart:series chart:style-name="ch10" chart:values-cell-range-address="Sheet1.S17:Sheet1.S2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66863">
                <text:p>58.66863</text:p>
                <draw:g>
                  <svg:desc>Sheet1.P17:Sheet1.P22</svg:desc>
                </draw:g>
              </table:table-cell>
              <table:table-cell office:value-type="float" office:value="16.3988">
                <text:p>16.3988</text:p>
                <draw:g>
                  <svg:desc>Sheet1.Q17:Sheet1.Q22</svg:desc>
                </draw:g>
              </table:table-cell>
              <table:table-cell office:value-type="float" office:value="127.2309">
                <text:p>127.2309</text:p>
                <draw:g>
                  <svg:desc>Sheet1.R17:Sheet1.R22</svg:desc>
                </draw:g>
              </table:table-cell>
              <table:table-cell office:value-type="float" office:value="82.5638">
                <text:p>82.5638</text:p>
                <draw:g>
                  <svg:desc>Sheet1.S17:Sheet1.S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0093">
                <text:p>29.0093</text:p>
              </table:table-cell>
              <table:table-cell office:value-type="float" office:value="49.1603">
                <text:p>49.1603</text:p>
              </table:table-cell>
              <table:table-cell office:value-type="float" office:value="120.6714">
                <text:p>120.6714</text:p>
              </table:table-cell>
              <table:table-cell office:value-type="float" office:value="91.1117">
                <text:p>91.1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213">
                <text:p>36.213</text:p>
              </table:table-cell>
              <table:table-cell office:value-type="float" office:value="22.4135">
                <text:p>22.4135</text:p>
              </table:table-cell>
              <table:table-cell office:value-type="float" office:value="76.8215">
                <text:p>76.8215</text:p>
              </table:table-cell>
              <table:table-cell office:value-type="float" office:value="55.2902">
                <text:p>55.2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4411">
                <text:p>21.4411</text:p>
              </table:table-cell>
              <table:table-cell office:value-type="float" office:value="17.1868">
                <text:p>17.1868</text:p>
              </table:table-cell>
              <table:table-cell office:value-type="float" office:value="86.8132">
                <text:p>86.8132</text:p>
              </table:table-cell>
              <table:table-cell office:value-type="float" office:value="61.2443">
                <text:p>61.2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20286">
                <text:p>20.20286</text:p>
              </table:table-cell>
              <table:table-cell office:value-type="float" office:value="25.701">
                <text:p>25.701</text:p>
              </table:table-cell>
              <table:table-cell office:value-type="float" office:value="283.4138">
                <text:p>283.4138</text:p>
              </table:table-cell>
              <table:table-cell office:value-type="float" office:value="192.724">
                <text:p>192.7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4088">
                <text:p>24.4088</text:p>
              </table:table-cell>
              <table:table-cell office:value-type="float" office:value="42.2601">
                <text:p>42.2601</text:p>
              </table:table-cell>
              <table:table-cell office:value-type="float" office:value="41.2966">
                <text:p>41.2966</text:p>
              </table:table-cell>
              <table:table-cell office:value-type="float" office:value="38.1163">
                <text:p>38.11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3.454cm" style:legend-expansion="high" chart:style-name="ch2"/>
        <chart:plot-area chart:style-name="ch3" table:cell-range-address="Sheet1.P27:Sheet1.S32" svg:x="0.32cm" svg:y="0.18cm" svg:width="13.07cm" svg:height="8.64cm">
          <chartooo:coordinate-region svg:x="0.941cm" svg:y="0.379cm" svg:width="12.44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27:Sheet1.P32" chart:class="chart:bar">
            <chart:data-point chart:repeated="6"/>
          </chart:series>
          <chart:series chart:style-name="ch8" chart:values-cell-range-address="Sheet1.Q27:Sheet1.Q32" chart:class="chart:bar">
            <chart:data-point chart:repeated="6"/>
          </chart:series>
          <chart:series chart:style-name="ch9" chart:values-cell-range-address="Sheet1.R27:Sheet1.R32" chart:class="chart:bar">
            <chart:data-point chart:repeated="6"/>
          </chart:series>
          <chart:series chart:style-name="ch10" chart:values-cell-range-address="Sheet1.S27:Sheet1.S3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67342">
                <text:p>0.867342</text:p>
                <draw:g>
                  <svg:desc>Sheet1.P27:Sheet1.P32</svg:desc>
                </draw:g>
              </table:table-cell>
              <table:table-cell office:value-type="float" office:value="3.243309">
                <text:p>3.243309</text:p>
                <draw:g>
                  <svg:desc>Sheet1.Q27:Sheet1.Q32</svg:desc>
                </draw:g>
              </table:table-cell>
              <table:table-cell office:value-type="float" office:value="2.972291">
                <text:p>2.972291</text:p>
                <draw:g>
                  <svg:desc>Sheet1.R27:Sheet1.R32</svg:desc>
                </draw:g>
              </table:table-cell>
              <table:table-cell office:value-type="float" office:value="3.701374375">
                <text:p>3.701374375</text:p>
                <draw:g>
                  <svg:desc>Sheet1.S27:Sheet1.S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5932">
                <text:p>2.35932</text:p>
              </table:table-cell>
              <table:table-cell office:value-type="float" office:value="4.060901">
                <text:p>4.060901</text:p>
              </table:table-cell>
              <table:table-cell office:value-type="float" office:value="3.9785115">
                <text:p>3.9785115</text:p>
              </table:table-cell>
              <table:table-cell office:value-type="float" office:value="3.410890875">
                <text:p>3.410890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592535">
                <text:p>2.2592535</text:p>
              </table:table-cell>
              <table:table-cell office:value-type="float" office:value="3.317118">
                <text:p>3.317118</text:p>
              </table:table-cell>
              <table:table-cell office:value-type="float" office:value="4.44014875">
                <text:p>4.44014875</text:p>
              </table:table-cell>
              <table:table-cell office:value-type="float" office:value="4.628315625">
                <text:p>4.6283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00738">
                <text:p>1.300738</text:p>
              </table:table-cell>
              <table:table-cell office:value-type="float" office:value="3.357939">
                <text:p>3.357939</text:p>
              </table:table-cell>
              <table:table-cell office:value-type="float" office:value="3.179115575">
                <text:p>3.179115575</text:p>
              </table:table-cell>
              <table:table-cell office:value-type="float" office:value="4.2478688625">
                <text:p>4.2478688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293385">
                <text:p>2.3293385</text:p>
              </table:table-cell>
              <table:table-cell office:value-type="float" office:value="4.309965">
                <text:p>4.309965</text:p>
              </table:table-cell>
              <table:table-cell office:value-type="float" office:value="2.6522025375">
                <text:p>2.6522025375</text:p>
              </table:table-cell>
              <table:table-cell office:value-type="float" office:value="2.95349675">
                <text:p>2.95349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87007">
                <text:p>2.187007</text:p>
              </table:table-cell>
              <table:table-cell office:value-type="float" office:value="8.903512">
                <text:p>8.903512</text:p>
              </table:table-cell>
              <table:table-cell office:value-type="float" office:value="4.778646875">
                <text:p>4.778646875</text:p>
              </table:table-cell>
              <table:table-cell office:value-type="float" office:value="4.583976">
                <text:p>4.5839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